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AD000000EBB6B3B19B17B1A2F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face style:name="liberation serif" svg:font-family="'liberation serif'"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automatic-styles>
    <style:style style:name="Table3" style:family="table">
      <style:table-properties style:width="17.59cm" fo:margin-left="-0.002cm" fo:margin-top="0cm" fo:margin-bottom="0cm" table:align="left" style:writing-mode="lr-tb"/>
    </style:style>
    <style:style style:name="Table3.A" style:family="table-column">
      <style:table-column-properties style:column-width="5.117cm"/>
    </style:style>
    <style:style style:name="Table3.B" style:family="table-column">
      <style:table-column-properties style:column-width="12.472cm"/>
    </style:style>
    <style:style style:name="Table3.1" style:family="table-row">
      <style:table-row-properties fo:keep-together="always"/>
    </style:style>
    <style:style style:name="Table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95cm" fo:padding-right="0.097cm" fo:padding-top="0.097cm" fo:padding-bottom="0.097cm" fo:border="0.25pt solid #000001">
        <style:background-image/>
      </style:table-cell-properties>
    </style:style>
    <style:style style:name="Table3" style:family="table">
      <style:table-properties style:width="17.59cm" fo:margin-left="-0.002cm" fo:margin-top="0cm" fo:margin-bottom="0cm" table:align="left" style:writing-mode="lr-tb"/>
    </style:style>
    <style:style style:name="Table3.A" style:family="table-column">
      <style:table-column-properties style:column-width="5.117cm"/>
    </style:style>
    <style:style style:name="Table3.B" style:family="table-column">
      <style:table-column-properties style:column-width="12.472cm"/>
    </style:style>
    <style:style style:name="Table3.1" style:family="table-row">
      <style:table-row-properties fo:keep-together="always"/>
    </style:style>
    <style:style style:name="Table3.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Text_20_body" style:list-style-name="WWNum8">
      <style:text-properties style:font-name="liberation serif"/>
    </style:style>
    <style:style style:name="P2" style:family="paragraph" style:parent-style-name="Standard">
      <style:paragraph-properties fo:text-align="justify" style:justify-single-word="false"/>
      <style:text-properties fo:color="#222222"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3" style:family="paragraph" style:parent-style-name="Text_20_body">
      <style:text-properties style:font-name="Liberation Serif"/>
    </style:style>
    <style:style style:name="P4" style:family="paragraph" style:parent-style-name="Standard">
      <style:paragraph-properties fo:text-align="justify" style:justify-single-word="false"/>
      <style:text-properties fo:color="#222222" style:font-name="Liberation Serif" fo:font-size="12pt" fo:font-weight="normal" officeooo:paragraph-rsid="001a2058" style:font-size-asian="12pt" style:font-weight-asian="normal" style:font-name-complex="Arial" style:font-weight-complex="normal"/>
    </style:style>
    <style:style style:name="P5" style:family="paragraph" style:parent-style-name="Standard">
      <style:paragraph-properties fo:text-align="justify" style:justify-single-word="false"/>
      <style:text-properties style:font-name="Liberation Serif" fo:font-weight="normal" officeooo:paragraph-rsid="001a2058" style:font-weight-asian="normal" style:font-weight-complex="normal"/>
    </style:style>
    <style:style style:name="P6" style:family="paragraph" style:parent-style-name="Standard" style:list-style-name="WWNum11">
      <style:paragraph-properties fo:text-align="justify" style:justify-single-word="false"/>
      <style:text-properties style:font-name="Liberation Serif" officeooo:paragraph-rsid="001a2058"/>
    </style:style>
    <style:style style:name="P7" style:family="paragraph" style:parent-style-name="Standard" style:list-style-name="WWNum11">
      <style:paragraph-properties fo:text-align="justify" style:justify-single-word="false"/>
      <style:text-properties fo:color="#222222" style:font-name="Liberation Serif" fo:font-size="12pt" fo:font-weight="normal" officeooo:paragraph-rsid="001a2058" style:font-size-asian="12pt" style:font-weight-asian="normal" style:font-name-complex="Arial" style:font-weight-complex="normal"/>
    </style:style>
    <style:style style:name="P8" style:family="paragraph" style:parent-style-name="Standard">
      <style:paragraph-properties fo:text-align="justify" style:justify-single-word="false"/>
      <style:text-properties fo:color="#222222" style:font-name="Liberation Serif" fo:font-size="12pt" fo:font-weight="bold" officeooo:paragraph-rsid="001a2058" style:font-size-asian="12pt" style:font-weight-asian="bold" style:font-name-complex="Arial" style:font-weight-complex="bold"/>
    </style:style>
    <style:style style:name="P9" style:family="paragraph" style:parent-style-name="Standard">
      <style:paragraph-properties fo:text-align="justify" style:justify-single-word="false"/>
      <style:text-properties style:font-name="Liberation Serif" officeooo:paragraph-rsid="001a2058"/>
    </style:style>
    <style:style style:name="P10" style:family="paragraph" style:parent-style-name="Standard" style:list-style-name="WWNum12">
      <style:paragraph-properties fo:text-align="justify" style:justify-single-word="false"/>
      <style:text-properties style:font-name="Liberation Serif" officeooo:paragraph-rsid="001a2058"/>
    </style:style>
    <style:style style:name="P11" style:family="paragraph" style:parent-style-name="Standard">
      <style:paragraph-properties fo:text-align="justify" style:justify-single-word="false"/>
      <style:text-properties fo:color="#222222" style:font-name="Liberation Serif" fo:font-size="12pt" officeooo:paragraph-rsid="001a2058" style:font-size-asian="12pt" style:font-name-complex="Arial"/>
    </style:style>
    <style:style style:name="P12" style:family="paragraph" style:parent-style-name="Standard">
      <style:paragraph-properties fo:text-align="justify" style:justify-single-word="false"/>
      <style:text-properties officeooo:paragraph-rsid="001a2058"/>
    </style:style>
    <style:style style:name="P13" style:family="paragraph" style:parent-style-name="Standard">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14" style:family="paragraph" style:parent-style-name="Standard" style:list-style-name="WWNum1">
      <style:paragraph-properties fo:text-align="justify" style:justify-single-word="false"/>
      <style:text-properties style:font-name="Liberation Serif" officeooo:paragraph-rsid="001a2058"/>
    </style:style>
    <style:style style:name="P15" style:family="paragraph" style:parent-style-name="Standard" style:list-style-name="WWNum1">
      <style:paragraph-properties fo:text-align="justify" style:justify-single-word="false"/>
      <style:text-properties fo:color="#000000" style:font-name="Liberation Serif" fo:font-style="italic" style:text-underline-style="solid" style:text-underline-width="auto" style:text-underline-color="font-color" officeooo:paragraph-rsid="001a2058" style:font-style-asian="italic" style:font-name-complex="Arial" style:font-style-complex="italic"/>
    </style:style>
    <style:style style:name="P16" style:family="paragraph" style:parent-style-name="Standard">
      <style:paragraph-properties fo:text-align="justify" style:justify-single-word="false"/>
      <style:text-properties fo:color="#000000"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17" style:family="paragraph" style:parent-style-name="List_20_Paragraph">
      <style:text-properties style:font-name="Liberation Serif" officeooo:paragraph-rsid="001a2058"/>
    </style:style>
    <style:style style:name="P18" style:family="paragraph" style:parent-style-name="Standard">
      <style:paragraph-properties fo:text-align="justify" style:justify-single-word="false"/>
      <style:text-properties fo:color="#222222" style:font-name="Liberation Serif" officeooo:paragraph-rsid="001a2058" style:font-name-complex="Arial"/>
    </style:style>
    <style:style style:name="P19" style:family="paragraph" style:parent-style-name="List_20_Paragraph" style:list-style-name="WWNum10">
      <style:paragraph-properties fo:text-align="justify" style:justify-single-word="false"/>
      <style:text-properties style:font-name="Liberation Serif" officeooo:paragraph-rsid="001a2058"/>
    </style:style>
    <style:style style:name="P20" style:family="paragraph" style:parent-style-name="Standard">
      <style:paragraph-properties fo:text-align="justify" style:justify-single-word="false"/>
      <style:text-properties fo:color="#00000a" style:font-name="Liberation Serif" fo:font-size="10.5pt" fo:language="es" fo:country="CO" officeooo:paragraph-rsid="001a2058" style:font-name-asian="Tahoma" style:font-size-asian="10.5pt" style:language-asian="zh" style:country-asian="CN" style:font-name-complex="Arial" style:font-size-complex="12pt" style:language-complex="hi" style:country-complex="IN"/>
    </style:style>
    <style:style style:name="P21" style:family="paragraph" style:parent-style-name="Standard" style:list-style-name="WWNum2">
      <style:paragraph-properties fo:text-align="justify" style:justify-single-word="false"/>
      <style:text-properties style:font-name="Liberation Serif" officeooo:paragraph-rsid="001a2058"/>
    </style:style>
    <style:style style:name="P22" style:family="paragraph" style:parent-style-name="Standard" style:list-style-name="WWNum3">
      <style:paragraph-properties fo:text-align="justify" style:justify-single-word="false"/>
      <style:text-properties style:font-name="Liberation Serif" officeooo:paragraph-rsid="001a2058"/>
    </style:style>
    <style:style style:name="P23" style:family="paragraph" style:parent-style-name="List_20_Paragraph">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0.5pt" style:language-complex="hi" style:country-complex="IN"/>
    </style:style>
    <style:style style:name="P24" style:family="paragraph" style:parent-style-name="Standard" style:list-style-name="WWNum4">
      <style:paragraph-properties fo:text-align="justify" style:justify-single-word="false"/>
      <style:text-properties style:font-name="Liberation Serif" officeooo:paragraph-rsid="001a2058"/>
    </style:style>
    <style:style style:name="P25" style:family="paragraph" style:parent-style-name="Standard" style:list-style-name="WWNum5">
      <style:paragraph-properties fo:text-align="justify" style:justify-single-word="false"/>
      <style:text-properties style:font-name="Liberation Serif" officeooo:paragraph-rsid="001a2058"/>
    </style:style>
    <style:style style:name="P26" style:family="paragraph" style:parent-style-name="Standard">
      <style:paragraph-properties fo:text-align="justify" style:justify-single-word="false"/>
      <style:text-properties style:font-name="Liberation Serif" officeooo:paragraph-rsid="001a2058" style:font-name-complex="Arial"/>
    </style:style>
    <style:style style:name="P27" style:family="paragraph" style:parent-style-name="Standard" style:list-style-name="WWNum6">
      <style:paragraph-properties fo:text-align="justify" style:justify-single-word="false"/>
      <style:text-properties style:font-name="Liberation Serif" officeooo:paragraph-rsid="001a2058"/>
    </style:style>
    <style:style style:name="P28" style:family="paragraph" style:parent-style-name="Standard" style:list-style-name="WWNum7">
      <style:paragraph-properties fo:text-align="justify" style:justify-single-word="false"/>
      <style:text-properties style:font-name="Liberation Serif" officeooo:paragraph-rsid="001a2058"/>
    </style:style>
    <style:style style:name="P29" style:family="paragraph" style:parent-style-name="Standard">
      <style:paragraph-properties fo:text-align="center" style:justify-single-word="false"/>
      <style:text-properties fo:color="#00000a" style:font-name="Liberation Serif" fo:font-size="16pt" fo:language="es" fo:country="CO" fo:font-weight="bold" officeooo:paragraph-rsid="001a2058" style:font-name-asian="Tahoma" style:font-size-asian="16pt" style:language-asian="zh" style:country-asian="CN" style:font-weight-asian="bold" style:font-name-complex="Arial" style:font-size-complex="16pt" style:language-complex="hi" style:country-complex="IN" style:font-weight-complex="bold"/>
    </style:style>
    <style:style style:name="P30" style:family="paragraph" style:parent-style-name="Standard">
      <style:paragraph-properties fo:text-align="center" style:justify-single-word="false"/>
      <style:text-properties style:font-name="Liberation Serif" fo:font-size="16pt" fo:font-weight="bold" officeooo:paragraph-rsid="001a2058" style:font-size-asian="16pt" style:font-weight-asian="bold" style:font-name-complex="Arial" style:font-size-complex="16pt" style:font-weight-complex="bold"/>
    </style:style>
    <style:style style:name="P31" style:family="paragraph" style:parent-style-name="Standard" style:list-style-name="WWNum8">
      <style:paragraph-properties fo:text-align="justify" style:justify-single-word="false"/>
      <style:text-properties style:font-name="Liberation Serif" officeooo:paragraph-rsid="001a2058"/>
    </style:style>
    <style:style style:name="P32" style:family="paragraph" style:parent-style-name="List_20_Paragraph">
      <style:paragraph-properties fo:margin-left="1.27cm" fo:margin-right="0cm" fo:text-align="justify" style:justify-single-word="false" fo:text-indent="0cm" style:auto-text-indent="false"/>
      <style:text-properties style:font-name="Liberation Serif" officeooo:paragraph-rsid="001a2058" style:font-name-complex="Arial"/>
    </style:style>
    <style:style style:name="P33" style:family="paragraph" style:parent-style-name="Standard" style:list-style-name="WWNum9">
      <style:paragraph-properties fo:text-align="justify" style:justify-single-word="false"/>
      <style:text-properties style:font-name="Liberation Serif" officeooo:paragraph-rsid="001a2058"/>
    </style:style>
    <style:style style:name="P34" style:family="paragraph" style:parent-style-name="Standard" style:list-style-name="WWNum8">
      <style:text-properties style:font-name="Liberation Serif"/>
    </style:style>
    <style:style style:name="P35" style:family="paragraph" style:parent-style-name="Text_20_body">
      <style:text-properties fo:font-size="6pt" officeooo:rsid="00106ff2" officeooo:paragraph-rsid="00106ff2" style:font-size-asian="6pt" style:font-size-complex="6pt"/>
    </style:style>
    <style:style style:name="P36" style:family="paragraph" style:parent-style-name="Text_20_body">
      <style:text-properties style:font-name="liberation serif"/>
    </style:style>
    <style:style style:name="P37" style:family="paragraph" style:parent-style-name="Title">
      <style:paragraph-properties fo:margin-top="0.402cm" fo:margin-bottom="0.402cm" loext:contextual-spacing="false"/>
      <style:text-properties fo:font-size="18pt" style:font-size-asian="18pt" style:font-size-complex="18pt"/>
    </style:style>
    <style:style style:name="P38" style:family="paragraph" style:parent-style-name="Subtitle">
      <style:paragraph-properties fo:margin-top="0cm" fo:margin-bottom="0.496cm" loext:contextual-spacing="false"/>
      <style:text-properties fo:font-size="11pt" style:font-size-asian="11pt" style:font-size-complex="11pt"/>
    </style:style>
    <style:style style:name="P39" style:family="paragraph" style:parent-style-name="Header">
      <style:text-properties fo:font-size="6pt" officeooo:rsid="000c0a3a" officeooo:paragraph-rsid="000c0a3a" style:font-size-asian="5.25pt" style:font-size-complex="6pt"/>
    </style:style>
    <style:style style:name="P40" style:family="paragraph" style:parent-style-name="Footer">
      <style:paragraph-properties fo:text-align="end" style:justify-single-word="false"/>
      <style:text-properties officeooo:paragraph-rsid="00106ff2"/>
    </style:style>
    <style:style style:name="P41" style:family="paragraph" style:parent-style-name="Standard">
      <style:text-properties fo:color="#00000a" style:font-name="liberation serif" fo:font-size="12pt" fo:language="es" fo:country="CO" fo:font-weight="normal" officeooo:paragraph-rsid="001fd8f0" style:font-name-asian="Tahoma" style:font-size-asian="12pt" style:language-asian="zh" style:country-asian="CN" style:font-weight-asian="normal" style:font-name-complex="Arial" style:font-size-complex="12pt" style:language-complex="hi" style:country-complex="IN" style:font-weight-complex="normal"/>
    </style:style>
    <style:style style:name="P42" style:family="paragraph" style:parent-style-name="Standard">
      <style:paragraph-properties fo:text-align="justify" style:justify-single-word="false"/>
      <style:text-properties fo:color="#00000a" style:font-name="liberation serif" fo:font-size="12pt" fo:language="es" fo:country="CO" fo:font-weight="normal" officeooo:paragraph-rsid="001fd8f0" style:font-name-asian="Tahoma" style:font-size-asian="12pt" style:language-asian="zh" style:country-asian="CN" style:font-weight-asian="normal" style:font-name-complex="Arial" style:font-size-complex="12pt" style:language-complex="hi" style:country-complex="IN" style:font-weight-complex="normal"/>
    </style:style>
    <style:style style:name="P43" style:family="paragraph" style:parent-style-name="Standard">
      <style:paragraph-properties fo:text-align="justify" style:justify-single-word="false"/>
      <style:text-properties fo:color="#00000a" style:font-name="liberation serif" fo:font-size="12pt" fo:language="es" fo:country="CO" fo:font-style="normal" fo:font-weight="normal" officeooo:paragraph-rsid="001fd8f0"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P44" style:family="paragraph" style:parent-style-name="List_20_Paragraph">
      <style:paragraph-properties fo:margin-left="1.27cm" fo:margin-right="0cm" fo:text-align="justify" style:justify-single-word="false" fo:text-indent="0cm" style:auto-text-indent="false"/>
      <style:text-properties fo:color="#00000a" style:font-name="liberation serif" fo:font-size="12pt" fo:language="es" fo:country="CO" fo:font-style="normal" fo:font-weight="normal" officeooo:paragraph-rsid="001fd8f0"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P45" style:family="paragraph" style:parent-style-name="List_20_Paragraph">
      <style:paragraph-properties fo:margin-left="1.27cm" fo:margin-right="0cm" fo:text-align="justify" style:justify-single-word="false" fo:text-indent="0cm" style:auto-text-indent="false"/>
      <style:text-properties fo:color="#00000a" style:font-name="liberation serif" fo:font-size="12pt" fo:language="es" fo:country="CO" fo:font-weight="normal" officeooo:paragraph-rsid="001fd8f0" style:font-name-asian="Tahoma" style:font-size-asian="12pt" style:language-asian="zh" style:country-asian="CN" style:font-weight-asian="normal" style:font-name-complex="Mangal" style:font-size-complex="10.5pt" style:language-complex="hi" style:country-complex="IN" style:font-weight-complex="normal"/>
    </style:style>
    <style:style style:name="P46" style:family="paragraph" style:parent-style-name="caption">
      <style:paragraph-properties fo:text-align="justify" style:justify-single-word="false"/>
      <style:text-properties fo:color="#00000a" style:font-name="liberation serif" fo:font-size="12pt" fo:language="es" fo:country="CO" fo:font-style="italic" officeooo:paragraph-rsid="001fd8f0" style:font-name-asian="Tahoma" style:font-size-asian="12pt" style:language-asian="zh" style:country-asian="CN" style:font-style-asian="italic" style:font-name-complex="Arial" style:font-size-complex="12pt" style:language-complex="hi" style:country-complex="IN" style:font-style-complex="italic"/>
    </style:style>
    <style:style style:name="P47" style:family="paragraph" style:parent-style-name="Contents_20_2">
      <style:paragraph-properties>
        <style:tab-stops>
          <style:tab-stop style:position="17.09cm" style:type="right" style:leader-style="dotted" style:leader-text="."/>
        </style:tab-stops>
      </style:paragraph-properties>
    </style:style>
    <style:style style:name="P48" style:family="paragraph" style:parent-style-name="Contents_20_1">
      <style:paragraph-properties>
        <style:tab-stops>
          <style:tab-stop style:position="17.59cm" style:type="right" style:leader-style="dotted" style:leader-text="."/>
        </style:tab-stops>
      </style:paragraph-properties>
    </style:style>
    <style:style style:name="P49" style:family="paragraph" style:parent-style-name="Standard" style:list-style-name="WWNum11">
      <style:paragraph-properties fo:text-align="justify" style:justify-single-word="false"/>
      <style:text-properties style:font-name="Liberation Serif" officeooo:paragraph-rsid="001a2058"/>
    </style:style>
    <style:style style:name="P50" style:family="paragraph" style:parent-style-name="Standard" style:list-style-name="WWNum12">
      <style:paragraph-properties fo:text-align="justify" style:justify-single-word="false"/>
      <style:text-properties style:font-name="Liberation Serif" officeooo:paragraph-rsid="001a2058"/>
    </style:style>
    <style:style style:name="P51" style:family="paragraph" style:parent-style-name="Standard" style:list-style-name="WWNum1">
      <style:paragraph-properties fo:text-align="justify" style:justify-single-word="false"/>
      <style:text-properties style:font-name="Liberation Serif" officeooo:paragraph-rsid="001a2058"/>
    </style:style>
    <style:style style:name="P52" style:family="paragraph" style:parent-style-name="Standard" style:list-style-name="WWNum2">
      <style:paragraph-properties fo:text-align="justify" style:justify-single-word="false"/>
      <style:text-properties style:font-name="Liberation Serif" officeooo:paragraph-rsid="001a2058"/>
    </style:style>
    <style:style style:name="P53" style:family="paragraph" style:parent-style-name="Standard" style:list-style-name="WWNum3">
      <style:paragraph-properties fo:text-align="justify" style:justify-single-word="false"/>
      <style:text-properties style:font-name="Liberation Serif" officeooo:paragraph-rsid="001a2058"/>
    </style:style>
    <style:style style:name="P54" style:family="paragraph" style:parent-style-name="Standard" style:list-style-name="WWNum4">
      <style:paragraph-properties fo:text-align="justify" style:justify-single-word="false"/>
      <style:text-properties style:font-name="Liberation Serif" officeooo:paragraph-rsid="001a2058"/>
    </style:style>
    <style:style style:name="P55" style:family="paragraph" style:parent-style-name="Standard" style:list-style-name="WWNum5">
      <style:paragraph-properties fo:text-align="justify" style:justify-single-word="false"/>
      <style:text-properties style:font-name="Liberation Serif" officeooo:paragraph-rsid="001a2058"/>
    </style:style>
    <style:style style:name="P56" style:family="paragraph" style:parent-style-name="Standard" style:list-style-name="WWNum6">
      <style:paragraph-properties fo:text-align="justify" style:justify-single-word="false"/>
      <style:text-properties style:font-name="Liberation Serif" officeooo:paragraph-rsid="001a2058"/>
    </style:style>
    <style:style style:name="P57" style:family="paragraph" style:parent-style-name="Standard" style:list-style-name="WWNum7">
      <style:paragraph-properties fo:text-align="justify" style:justify-single-word="false"/>
      <style:text-properties style:font-name="Liberation Serif" officeooo:paragraph-rsid="001a2058"/>
    </style:style>
    <style:style style:name="P58" style:family="paragraph" style:parent-style-name="Standard" style:list-style-name="WWNum8">
      <style:paragraph-properties fo:text-align="justify" style:justify-single-word="false"/>
      <style:text-properties style:font-name="Liberation Serif" officeooo:paragraph-rsid="001a2058"/>
    </style:style>
    <style:style style:name="P59" style:family="paragraph" style:parent-style-name="Standard" style:list-style-name="WWNum9">
      <style:paragraph-properties fo:text-align="justify" style:justify-single-word="false"/>
      <style:text-properties style:font-name="Liberation Serif" officeooo:paragraph-rsid="001a2058"/>
    </style:style>
    <style:style style:name="P60" style:family="paragraph" style:parent-style-name="Standard">
      <style:paragraph-properties fo:text-align="justify" style:justify-single-word="false"/>
      <style:text-properties style:font-name="Liberation Serif" officeooo:paragraph-rsid="001a2058"/>
    </style:style>
    <style:style style:name="P61" style:family="paragraph" style:parent-style-name="Standard" style:list-style-name="WWNum8">
      <style:text-properties style:font-name="Liberation Serif"/>
    </style:style>
    <style:style style:name="P62" style:family="paragraph" style:parent-style-name="Standard">
      <style:paragraph-properties fo:text-align="justify" style:justify-single-word="false"/>
      <style:text-properties style:font-name="Liberation Serif" fo:font-weight="normal" officeooo:paragraph-rsid="001a2058" style:font-weight-asian="normal" style:font-weight-complex="normal"/>
    </style:style>
    <style:style style:name="P63" style:family="paragraph" style:parent-style-name="Standard">
      <style:paragraph-properties fo:text-align="justify" style:justify-single-word="false"/>
      <style:text-properties style:font-name="Liberation Serif" officeooo:paragraph-rsid="001a2058" style:font-name-complex="Arial"/>
    </style:style>
    <style:style style:name="P64" style:family="paragraph" style:parent-style-name="Standard">
      <style:paragraph-properties fo:text-align="center" style:justify-single-word="false"/>
      <style:text-properties style:font-name="Liberation Serif" fo:font-size="16pt" fo:font-weight="bold" officeooo:paragraph-rsid="001a2058" style:font-size-asian="16pt" style:font-weight-asian="bold" style:font-name-complex="Arial" style:font-size-complex="16pt" style:font-weight-complex="bold"/>
    </style:style>
    <style:style style:name="P65" style:family="paragraph" style:parent-style-name="Standard" style:list-style-name="WWNum11">
      <style:paragraph-properties fo:text-align="justify" style:justify-single-word="false"/>
      <style:text-properties fo:color="#222222" style:font-name="Liberation Serif" fo:font-size="12pt" fo:font-weight="normal" officeooo:paragraph-rsid="001a2058" style:font-size-asian="12pt" style:font-weight-asian="normal" style:font-name-complex="Arial" style:font-weight-complex="normal"/>
    </style:style>
    <style:style style:name="P66" style:family="paragraph" style:parent-style-name="Standard">
      <style:paragraph-properties fo:text-align="justify" style:justify-single-word="false"/>
      <style:text-properties fo:color="#222222" style:font-name="Liberation Serif" fo:font-size="12pt" fo:font-weight="normal" officeooo:paragraph-rsid="001a2058" style:font-size-asian="12pt" style:font-weight-asian="normal" style:font-name-complex="Arial" style:font-weight-complex="normal"/>
    </style:style>
    <style:style style:name="P67" style:family="paragraph" style:parent-style-name="Standard">
      <style:paragraph-properties fo:text-align="justify" style:justify-single-word="false"/>
      <style:text-properties fo:color="#222222"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68" style:family="paragraph" style:parent-style-name="Standard">
      <style:paragraph-properties fo:text-align="justify" style:justify-single-word="false"/>
      <style:text-properties fo:color="#222222" style:font-name="Liberation Serif" fo:font-size="12pt" fo:font-weight="bold" officeooo:paragraph-rsid="001a2058" style:font-size-asian="12pt" style:font-weight-asian="bold" style:font-name-complex="Arial" style:font-weight-complex="bold"/>
    </style:style>
    <style:style style:name="P69" style:family="paragraph" style:parent-style-name="Standard">
      <style:paragraph-properties fo:text-align="justify" style:justify-single-word="false"/>
      <style:text-properties fo:color="#222222" style:font-name="Liberation Serif" fo:font-size="12pt" officeooo:paragraph-rsid="001a2058" style:font-size-asian="12pt" style:font-name-complex="Arial"/>
    </style:style>
    <style:style style:name="P70" style:family="paragraph" style:parent-style-name="Standard">
      <style:paragraph-properties fo:text-align="justify" style:justify-single-word="false"/>
      <style:text-properties fo:color="#222222" style:font-name="Liberation Serif" officeooo:paragraph-rsid="001a2058" style:font-name-complex="Arial"/>
    </style:style>
    <style:style style:name="P71" style:family="paragraph" style:parent-style-name="Standard" style:list-style-name="WWNum1">
      <style:paragraph-properties fo:text-align="justify" style:justify-single-word="false"/>
      <style:text-properties fo:color="#000000" style:font-name="Liberation Serif" fo:font-style="italic" style:text-underline-style="solid" style:text-underline-width="auto" style:text-underline-color="font-color" officeooo:paragraph-rsid="001a2058" style:font-style-asian="italic" style:font-name-complex="Arial" style:font-style-complex="italic"/>
    </style:style>
    <style:style style:name="P72" style:family="paragraph" style:parent-style-name="Standard">
      <style:paragraph-properties fo:text-align="justify" style:justify-single-word="false"/>
      <style:text-properties fo:color="#000000"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73" style:family="paragraph" style:parent-style-name="Standard">
      <style:paragraph-properties fo:text-align="justify" style:justify-single-word="false"/>
      <style:text-properties officeooo:paragraph-rsid="001a2058"/>
    </style:style>
    <style:style style:name="P74" style:family="paragraph" style:parent-style-name="Standard">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2pt" style:language-complex="hi" style:country-complex="IN"/>
    </style:style>
    <style:style style:name="P75" style:family="paragraph" style:parent-style-name="Standard">
      <style:paragraph-properties fo:text-align="justify" style:justify-single-word="false"/>
      <style:text-properties fo:color="#00000a" style:font-name="Liberation Serif" fo:font-size="10.5pt" fo:language="es" fo:country="CO" officeooo:paragraph-rsid="001a2058" style:font-name-asian="Tahoma" style:font-size-asian="10.5pt" style:language-asian="zh" style:country-asian="CN" style:font-name-complex="Arial" style:font-size-complex="12pt" style:language-complex="hi" style:country-complex="IN"/>
    </style:style>
    <style:style style:name="P76" style:family="paragraph" style:parent-style-name="Standard">
      <style:paragraph-properties fo:text-align="center" style:justify-single-word="false"/>
      <style:text-properties fo:color="#00000a" style:font-name="Liberation Serif" fo:font-size="16pt" fo:language="es" fo:country="CO" fo:font-weight="bold" officeooo:paragraph-rsid="001a2058" style:font-name-asian="Tahoma" style:font-size-asian="16pt" style:language-asian="zh" style:country-asian="CN" style:font-weight-asian="bold" style:font-name-complex="Arial" style:font-size-complex="16pt" style:language-complex="hi" style:country-complex="IN" style:font-weight-complex="bold"/>
    </style:style>
    <style:style style:name="P77" style:family="paragraph" style:parent-style-name="Text_20_body" style:list-style-name="WWNum8">
      <style:text-properties style:font-name="liberation serif"/>
    </style:style>
    <style:style style:name="P78" style:family="paragraph" style:parent-style-name="Text_20_body" style:list-style-name="L1">
      <style:text-properties style:font-name="liberation serif"/>
    </style:style>
    <style:style style:name="P79" style:family="paragraph" style:parent-style-name="Text_20_body" style:list-style-name="WWNum1">
      <style:text-properties style:font-name="liberation serif"/>
    </style:style>
    <style:style style:name="P80" style:family="paragraph" style:parent-style-name="Text_20_body" style:list-style-name="WWNum2">
      <style:text-properties style:font-name="liberation serif"/>
    </style:style>
    <style:style style:name="P81" style:family="paragraph" style:parent-style-name="Text_20_body" style:list-style-name="WWNum4">
      <style:text-properties style:font-name="liberation serif"/>
    </style:style>
    <style:style style:name="P82" style:family="paragraph" style:parent-style-name="Text_20_body" style:list-style-name="WWNum10">
      <style:text-properties style:font-name="liberation serif"/>
    </style:style>
    <style:style style:name="P83" style:family="paragraph" style:parent-style-name="Text_20_body" style:list-style-name="WWNum6">
      <style:text-properties style:font-name="liberation serif"/>
    </style:style>
    <style:style style:name="P84" style:family="paragraph" style:parent-style-name="Text_20_body" style:list-style-name="WWNum7">
      <style:text-properties style:font-name="liberation serif"/>
    </style:style>
    <style:style style:name="P85" style:family="paragraph" style:parent-style-name="Text_20_body">
      <style:text-properties style:font-name="Liberation Serif"/>
    </style:style>
    <style:style style:name="P86" style:family="paragraph" style:parent-style-name="Text_20_body" style:list-style-name="L2"/>
    <style:style style:name="P87" style:family="paragraph" style:parent-style-name="Text_20_body" style:list-style-name="L2">
      <style:text-properties officeooo:rsid="002e7d59" officeooo:paragraph-rsid="002e7d59"/>
    </style:style>
    <style:style style:name="P88" style:family="paragraph" style:parent-style-name="Table_20_Contents">
      <style:text-properties style:font-name="Liberation Serif" officeooo:paragraph-rsid="001a2058"/>
    </style:style>
    <style:style style:name="P89" style:family="paragraph" style:parent-style-name="Heading_20_1" style:list-style-name="">
      <style:text-properties style:font-name="liberation serif"/>
    </style:style>
    <style:style style:name="P90" style:family="paragraph" style:parent-style-name="Heading_20_1">
      <style:paragraph-properties fo:break-before="page"/>
    </style:style>
    <style:style style:name="P91" style:family="paragraph" style:parent-style-name="Heading_20_1">
      <style:paragraph-properties fo:break-before="page"/>
      <style:text-properties style:font-name="liberation serif"/>
    </style:style>
    <style:style style:name="P92" style:family="paragraph" style:parent-style-name="Heading_20_2">
      <style:text-properties style:font-name="liberation serif"/>
    </style:style>
    <style:style style:name="P93" style:family="paragraph" style:parent-style-name="Heading_20_2">
      <style:text-properties style:font-name="liberation serif" fo:font-size="16.1000003814697pt" fo:font-weight="bold" style:font-size-asian="16.1000003814697pt" style:font-weight-asian="bold" style:font-size-complex="16.1000003814697pt" style:font-weight-complex="bold"/>
    </style:style>
    <style:style style:name="P94" style:family="paragraph" style:parent-style-name="List_20_Paragraph" style:list-style-name="WWNum10">
      <style:paragraph-properties fo:text-align="justify" style:justify-single-word="false"/>
      <style:text-properties style:font-name="Liberation Serif" officeooo:paragraph-rsid="001a2058"/>
    </style:style>
    <style:style style:name="P95" style:family="paragraph" style:parent-style-name="List_20_Paragraph">
      <style:text-properties style:font-name="Liberation Serif" officeooo:paragraph-rsid="001a2058"/>
    </style:style>
    <style:style style:name="P96" style:family="paragraph" style:parent-style-name="List_20_Paragraph">
      <style:paragraph-properties fo:text-align="justify" style:justify-single-word="false"/>
      <style:text-properties fo:color="#00000a" style:font-name="Liberation Serif" fo:font-size="12pt" fo:language="es" fo:country="CO" officeooo:paragraph-rsid="001a2058" style:font-name-asian="Tahoma" style:font-size-asian="12pt" style:language-asian="zh" style:country-asian="CN" style:font-name-complex="Arial" style:font-size-complex="10.5pt" style:language-complex="hi" style:country-complex="IN"/>
    </style:style>
    <style:style style:name="P97" style:family="paragraph" style:parent-style-name="List_20_Paragraph">
      <style:paragraph-properties fo:margin-left="1.27cm" fo:margin-right="0cm" fo:text-align="justify" style:justify-single-word="false" fo:text-indent="0cm" style:auto-text-indent="false"/>
      <style:text-properties style:font-name="Liberation Serif" officeooo:paragraph-rsid="001a2058" style:font-name-complex="Arial"/>
    </style:style>
    <style:style style:name="T1" style:family="text">
      <style:text-properties style:font-name="Liberation Serif"/>
    </style:style>
    <style:style style:name="T2" style:family="text">
      <style:text-properties fo:color="#222222" fo:font-weight="bold" style:font-weight-asian="bold" style:font-name-complex="Arial" style:font-weight-complex="bold"/>
    </style:style>
    <style:style style:name="T3" style:family="text">
      <style:text-properties fo:color="#222222" style:font-name-complex="Arial"/>
    </style:style>
    <style:style style:name="T4" style:family="text">
      <style:text-properties fo:color="#222222" fo:font-size="12pt" fo:font-weight="bold" style:font-size-asian="12pt" style:font-weight-asian="bold" style:font-name-complex="Arial" style:font-weight-complex="bold"/>
    </style:style>
    <style:style style:name="T5" style:family="text">
      <style:text-properties fo:color="#222222" fo:font-size="12pt" fo:font-weight="normal" style:font-size-asian="12pt" style:font-weight-asian="normal" style:font-name-complex="Arial" style:font-weight-complex="normal"/>
    </style:style>
    <style:style style:name="T6" style:family="text">
      <style:text-properties fo:color="#222222" style:font-name="Liberation Serif" fo:font-weight="bold" style:font-weight-asian="bold" style:font-name-complex="Arial" style:font-weight-complex="bold"/>
    </style:style>
    <style:style style:name="T7" style:family="text">
      <style:text-properties fo:font-weight="bold" style:font-weight-asian="bold" style:font-name-complex="Arial" style:font-weight-complex="bold"/>
    </style:style>
    <style:style style:name="T8" style:family="text">
      <style:text-properties style:font-name-complex="Arial"/>
    </style:style>
    <style:style style:name="T9" style:family="text">
      <style:text-properties fo:font-style="italic" style:text-underline-style="solid" style:text-underline-width="auto" style:text-underline-color="font-color" style:font-style-asian="italic" style:font-name-complex="Arial"/>
    </style:style>
    <style:style style:name="T10" style:family="text">
      <style:text-properties style:font-name="Liberation Serif"/>
    </style:style>
    <style:style style:name="T11" style:family="text">
      <style:text-properties fo:color="#222222" fo:font-weight="bold" style:font-weight-asian="bold" style:font-name-complex="Arial" style:font-weight-complex="bold"/>
    </style:style>
    <style:style style:name="T12" style:family="text">
      <style:text-properties fo:color="#222222" style:font-name-complex="Arial"/>
    </style:style>
    <style:style style:name="T13" style:family="text">
      <style:text-properties fo:color="#222222" fo:font-size="12pt" fo:font-weight="bold" style:font-size-asian="12pt" style:font-weight-asian="bold" style:font-name-complex="Arial" style:font-weight-complex="bold"/>
    </style:style>
    <style:style style:name="T14" style:family="text">
      <style:text-properties fo:color="#222222" fo:font-size="12pt" fo:font-weight="normal" style:font-size-asian="12pt" style:font-weight-asian="normal" style:font-name-complex="Arial" style:font-weight-complex="normal"/>
    </style:style>
    <style:style style:name="T15" style:family="text">
      <style:text-properties fo:color="#222222" style:font-name="Liberation Serif" fo:font-weight="bold" style:font-weight-asian="bold" style:font-name-complex="Arial" style:font-weight-complex="bold"/>
    </style:style>
    <style:style style:name="T16" style:family="text">
      <style:text-properties fo:font-weight="bold" style:font-weight-asian="bold" style:font-name-complex="Arial" style:font-weight-complex="bold"/>
    </style:style>
    <style:style style:name="T17" style:family="text">
      <style:text-properties fo:font-weight="bold" style:font-weight-asian="bold" style:font-weight-complex="bold"/>
    </style:style>
    <style:style style:name="T18" style:family="text">
      <style:text-properties style:font-name-complex="Arial"/>
    </style:style>
    <style:style style:name="T19" style:family="text">
      <style:text-properties officeooo:rsid="0020c95e" style:font-name-complex="Arial"/>
    </style:style>
    <style:style style:name="T20" style:family="text">
      <style:text-properties fo:font-style="italic" style:text-underline-style="solid" style:text-underline-width="auto" style:text-underline-color="font-color" style:font-style-asian="italic" style:font-name-complex="Arial"/>
    </style:style>
    <style:style style:name="T21" style:family="text">
      <style:text-properties fo:color="#00000a" fo:font-size="12pt" fo:language="es" fo:country="CO" fo:font-style="normal" fo:font-weight="bold" style:font-name-asian="Tahoma" style:font-size-asian="12pt" style:language-asian="zh" style:country-asian="CN" style:font-style-asian="normal" style:font-weight-asian="bold" style:font-name-complex="Lohit Devanagari" style:font-size-complex="12pt" style:language-complex="hi" style:country-complex="IN" style:font-style-complex="normal" style:font-weight-complex="bold"/>
    </style:style>
    <style:style style:name="T22" style:family="text">
      <style:text-properties fo:color="#00000a" fo:font-size="12pt" fo:language="es" fo:country="CO" fo:font-style="normal" fo:font-weight="bold" style:font-name-asian="Tahoma" style:font-size-asian="12pt" style:language-asian="zh" style:country-asian="CN" style:font-style-asian="normal" style:font-weight-asian="bold" style:font-name-complex="Arial" style:font-size-complex="12pt" style:language-complex="hi" style:country-complex="IN" style:font-style-complex="normal" style:font-weight-complex="bold"/>
    </style:style>
    <style:style style:name="T23" style:family="text">
      <style:text-properties fo:color="#00000a" fo:font-size="12pt" fo:language="es" fo:country="CO" fo:font-style="normal" fo:font-weight="normal"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4" style:family="text">
      <style:text-properties fo:color="#00000a" fo:font-size="12pt" fo:language="es" fo:country="CO" fo:font-style="normal" fo:font-weight="normal" officeooo:rsid="00248009" style:font-name-asian="Tahoma"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style>
    <style:style style:name="T25" style:family="text">
      <style:text-properties fo:color="#00000a" fo:font-size="12pt" fo:language="es" fo:country="CO" fo:font-style="normal" fo:font-weight="normal"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6" style:family="text">
      <style:text-properties fo:color="#00000a" fo:font-size="12pt" fo:language="es" fo:country="CO" fo:font-style="normal" fo:font-weight="normal" officeooo:rsid="00248009"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7" style:family="text">
      <style:text-properties fo:color="#00000a" style:font-name="Liberation Serif" fo:font-size="12pt" fo:language="es" fo:country="CO" fo:font-style="normal" fo:font-weight="normal" style:font-name-asian="Tahoma" style:font-size-asian="12pt" style:language-asian="zh" style:country-asian="CN" style:font-style-asian="normal" style:font-weight-asian="normal" style:font-name-complex="Arial" style:font-size-complex="12pt" style:language-complex="hi" style:country-complex="IN" style:font-style-complex="normal" style:font-weight-complex="normal"/>
    </style:style>
    <style:style style:name="T28" style:family="text">
      <style:text-properties fo:color="#00000a" fo:language="es" fo:country="CO" fo:font-style="normal" style:font-name-asian="Tahoma" style:language-asian="zh" style:country-asian="CN" style:font-style-asian="normal" style:font-name-complex="Arial" style:language-complex="hi" style:country-complex="IN" style:font-style-complex="normal"/>
    </style:style>
    <style:style style:name="T29" style:family="text">
      <style:text-properties fo:color="#00000a" fo:language="es" fo:country="CO" fo:font-style="normal" officeooo:rsid="00248009" style:font-name-asian="Tahoma" style:language-asian="zh" style:country-asian="CN" style:font-style-asian="normal" style:font-name-complex="Arial" style:language-complex="hi" style:country-complex="IN" style:font-style-complex="normal"/>
    </style:style>
    <style:style style:name="T30" style:family="text">
      <style:text-properties fo:font-weight="normal" style:font-weight-asian="normal" style:font-name-complex="Arial" style:font-weight-complex="normal"/>
    </style:style>
    <style:style style:name="T31" style:family="text">
      <style:text-properties fo:font-weight="normal" style:font-weight-asian="normal" style:font-weight-complex="normal"/>
    </style:style>
    <style:style style:name="T32" style:family="text">
      <style:text-properties fo:font-style="normal" fo:font-weight="bold" style:font-style-asian="normal" style:font-weight-asian="bold" style:font-name-complex="Arial" style:font-style-complex="normal" style:font-weight-complex="bold"/>
    </style:style>
    <style:style style:name="T33" style:family="text">
      <style:text-properties fo:font-style="normal" fo:font-weight="normal" style:font-style-asian="normal" style:font-weight-asian="normal" style:font-name-complex="Arial" style:font-style-complex="normal" style:font-weight-complex="normal"/>
    </style:style>
    <style:style style:name="T34" style:family="text">
      <style:text-properties fo:font-style="normal" style:font-style-asian="normal" style:font-name-complex="Arial" style:font-style-complex="normal"/>
    </style:style>
    <style:style style:name="T35" style:family="text">
      <style:text-properties officeooo:rsid="00220252"/>
    </style:style>
    <style:style style:name="T36" style:family="text">
      <style:text-properties officeooo:rsid="00279ec4"/>
    </style:style>
    <style:style style:name="T37" style:family="text">
      <style:text-properties officeooo:rsid="002bebc6"/>
    </style:style>
    <style:style style:name="T38" style:family="text">
      <style:text-properties officeooo:rsid="002cf09c"/>
    </style:style>
    <style:style style:name="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changed-region xml:id="ct43311664" text:id="ct43311664">
          <text:insertion>
            <office:change-info>
              <dc:creator>Unknown Author</dc:creator>
              <dc:date>2016-09-27T11:36:00</dc:date>
            </office:change-info>
          </text:insertion>
        </text:changed-region>
        <text:changed-region xml:id="ct42481232" text:id="ct42481232">
          <text:insertion>
            <office:change-info>
              <dc:creator>Unknown Author</dc:creator>
              <dc:date>2016-09-27T11:31:00</dc:date>
            </office:change-info>
          </text:insertion>
        </text:changed-region>
        <text:changed-region xml:id="ct98772688" text:id="ct98772688">
          <text:insertion>
            <office:change-info>
              <dc:creator>Unknown Author</dc:creator>
              <dc:date>2016-09-27T15:44:00</dc:date>
            </office:change-info>
          </text:insertion>
        </text:changed-region>
        <text:changed-region xml:id="ct34821680" text:id="ct34821680">
          <text:insertion>
            <office:change-info>
              <dc:creator>Unknown Author</dc:creator>
              <dc:date>2016-09-27T15:45:00</dc:date>
            </office:change-info>
          </text:insertion>
        </text:changed-region>
        <text:changed-region xml:id="ct85479968" text:id="ct85479968">
          <text:insertion>
            <office:change-info>
              <dc:creator>Unknown Author</dc:creator>
              <dc:date>2016-09-27T15:51:00</dc:date>
            </office:change-info>
          </text:insertion>
        </text:changed-region>
        <text:changed-region xml:id="ct93128480" text:id="ct93128480">
          <text:insertion>
            <office:change-info>
              <dc:creator>Unknown Author</dc:creator>
              <dc:date>2016-09-27T15:52:00</dc:date>
            </office:change-info>
          </text:insertion>
        </text:changed-region>
        <text:changed-region xml:id="ct129385840" text:id="ct129385840">
          <text:insertion>
            <office:change-info>
              <dc:creator>Unknown Author</dc:creator>
              <dc:date>2016-09-27T15:53:00</dc:date>
            </office:change-info>
          </text:insertion>
        </text:changed-region>
        <text:changed-region xml:id="ct125978896" text:id="ct125978896">
          <text:insertion>
            <office:change-info>
              <dc:creator>Unknown Author</dc:creator>
              <dc:date>2016-09-27T15:54:00</dc:date>
            </office:change-info>
          </text:insertion>
        </text:changed-region>
        <text:changed-region xml:id="ct116809920" text:id="ct116809920">
          <text:insertion>
            <office:change-info>
              <dc:creator>Unknown Author</dc:creator>
              <dc:date>2016-09-27T11:31:00</dc:date>
            </office:change-info>
          </text:insertion>
        </text:changed-region>
        <text:changed-region xml:id="ct44124496" text:id="ct44124496">
          <text:insertion>
            <office:change-info>
              <dc:creator>Unknown Author</dc:creator>
              <dc:date>2016-09-27T11:21:00</dc:date>
            </office:change-info>
          </text:insertion>
        </text:changed-region>
        <text:changed-region xml:id="ct44126224" text:id="ct44126224">
          <text:deletion>
            <office:change-info>
              <dc:creator>Unknown Author</dc:creator>
              <dc:date>2016-09-27T11:21:00</dc:date>
            </office:change-info>
            <text:list xml:id="list3197302642982782705" text:style-name="WWNum8">
              <text:list-item>
                <text:p text:style-name="P1"><text:span text:style-name="T1">A continuación definiremos algunos conceptos que se utilizarán dentro del documento.</text:span></text:p>
              </text:list-item>
            </text:list>
            <text:p text:style-name="P2"/>
            <text:p text:style-name="P3"><text:span text:style-name="T2">Gestor de requerimientos:</text:span><text:span text:style-name="T3"> será la persona encargada de administrar todo el proceso de toma de requerimientos y asignación para el equipo de trabajo.</text:span></text:p>
            <text:p text:style-name="P2"/>
            <text:p text:style-name="P3"><text:span text:style-name="T4">Código del Requerimiento: </text:span><text:span text:style-name="T5">El código denota de forma resumida y categoriza cada uno de los requrimientos levantados, además serve para el análisis y para reunir el material relacionado con este, además facilita la busqueda e interpretación de los datos. </text:span></text:p>
            <text:p text:style-name="P4">El código del requerimiento se compone según la siguiente regla:</text:p>
            <text:p text:style-name="P5"/>
            <text:list xml:id="list7127280038536052780" text:style-name="WWNum11">
              <text:list-item>
                <text:p text:style-name="P6"><text:span text:style-name="T4">Primeros 3 caracteres</text:span><text:span text:style-name="T5">: denotan una abreviación del módulo o funcionalidad.</text:span></text:p>
              </text:list-item>
              <text:list-item>
                <text:p text:style-name="P7">Seguido de (F) o (N), si es funcional o no funcional.</text:p>
              </text:list-item>
              <text:list-item>
                <text:p text:style-name="P7">Seguido de (R) u (O), si es requerido u opcional.</text:p>
              </text:list-item>
              <text:list-item>
                <text:p text:style-name="P7">Finaliza con un consecutivo de acuerdo al módulo o funcionalidad.</text:p>
              </text:list-item>
            </text:list>
            <text:p text:style-name="P4"/>
            <text:p text:style-name="P8">Ejemplo:</text:p>
            <text:p text:style-name="P4"/>
            <table:table table:name="Table3" table:style-name="Table3">
              <table:table-column table:style-name="Table3.A"/>
              <table:table-column table:style-name="Table3.B"/>
              <table:table-header-rows>
                <table:table-row table:style-name="Table3.1">
                  <table:table-cell table:style-name="Table3.A1" office:value-type="string">
                    <text:p text:style-name="P88">Administración de Libro de cuentas</text:p>
                  </table:table-cell>
                  <table:table-cell table:style-name="Table3.B1" office:value-type="string">
                    <text:p text:style-name="P88">El sistema debe permitir la generación, consulta, corrección y borrado de un catálogo de cuentas contables.</text:p>
                  </table:table-cell>
                </table:table-row>
              </table:table-header-rows>
            </table:table>
            <text:p text:style-name="P4"/>
            <text:p text:style-name="P9"><text:span text:style-name="T4">Código:</text:span><text:span text:style-name="T5"> ACCFR01</text:span></text:p>
            <text:list xml:id="list2072439709347649863" text:style-name="WWNum12">
              <text:list-item>
                <text:p text:style-name="P10"><text:span text:style-name="T4">ACC</text:span><text:span text:style-name="T5">: abreviacion para el modulo de contabilidad (Accountancy).</text:span></text:p>
              </text:list-item>
              <text:list-item>
                <text:p text:style-name="P10"><text:span text:style-name="T4">F</text:span><text:span text:style-name="T5">:Funcional</text:span></text:p>
              </text:list-item>
              <text:list-item>
                <text:p text:style-name="P10"><text:span text:style-name="T4">R</text:span><text:span text:style-name="T5">:Requerido</text:span></text:p>
              </text:list-item>
              <text:list-item>
                <text:p text:style-name="P10"><text:span text:style-name="T4">01</text:span><text:span text:style-name="T5">:Consecutivo.</text:span></text:p>
              </text:list-item>
            </text:list>
            <text:p text:style-name="P4"/>
            <text:p text:style-name="P11"/>
            <text:p text:style-name="P12"><text:span text:style-name="T6">Matriz de trazabilidad: </text:span><text:a xlink:type="simple" xlink:href="../../../Hospitecv3/ITMARK/Proceso%20de%20Toma%20de%20Requerimientos/Matriz%20de%20Trazabilidad.docx" text:style-name="Internet_20_link" text:visited-style-name="Visited_20_Internet_20_Link"><text:span text:style-name="Visited_20_Internet_20_Link"><text:span text:style-name="T6">Ver Documento</text:span></text:span></text:a><text:span text:style-name="T6">.</text:span></text:p>
            <text:p text:style-name="P13"/>
            <text:list xml:id="list289920316561349767" text:style-name="WWNum1">
              <text:list-item>
                <text:p text:style-name="P14"><text:span text:style-name="T7">Objetivo: </text:span><text:span text:style-name="T8">conocer los requerimientos técnicos y el alcance de estos, teniendo en cuenta las clausulas pactadas en el contrato.</text:span></text:p>
              </text:list-item>
            </text:list>
            <text:p text:style-name="P13"/>
            <text:list xml:id="list155507521453395" text:continue-numbering="true" text:style-name="WWNum1">
              <text:list-item>
                <text:p text:style-name="P14"><text:span text:style-name="T7">Alcance: </text:span><text:span text:style-name="T8">el alcance se define según el proyecto, si es necesario tenerlo en cuenta ya que en proyectos pequeños (P) el alcance es muy limitado y </text:span><text:span text:style-name="T7">DEBE</text:span><text:span text:style-name="T8"> estar definida previamente para todos. Para proyectos medianos (M) y grandes (G) se debe definir el alcance de acuerdo al contrato.</text:span></text:p>
              </text:list-item>
            </text:list>
            <text:p text:style-name="P13"/>
            <text:list xml:id="list155507771801326" text:continue-numbering="true" text:style-name="WWNum1">
              <text:list-item>
                <text:p text:style-name="P14"><text:span text:style-name="T7">Política:</text:span><text:span text:style-name="T8"> </text:span></text:p>
                <text:list>
                  <text:list-item>
                    <text:p text:style-name="P15">Se define el proceso de toma y registro de requerimientos como un modelo integral de la metodología de desarrollo promovida por la compañia, haciendo este proceso de obligatorio cumplimiento en todas las actividades descritas en el presente documento para todos y cada uno de los proyectos que entable la empresa. </text:p>
                  </text:list-item>
                </text:list>
              </text:list-item>
            </text:list>
            <text:p text:style-name="P16"/>
            <text:list xml:id="list155508387848594" text:continue-numbering="true" text:style-name="WWNum1">
              <text:list-item>
                <text:list>
                  <text:list-item>
                    <text:p text:style-name="P15">Despues de entregado el proyecto todo cambio solicitado o nueva funcionalidad pedida por el cliente será tomado como un nuevo requerimiento y deberá ser evaluada su viabilidad de acuerdo al impacto sobre el sistema, si conlleva un valor monetario por parte del cliente y el tiempo de desarrollo.</text:p>
                  </text:list-item>
                </text:list>
              </text:list-item>
            </text:list>
            <text:p text:style-name="P17"/>
            <text:list xml:id="list155507733603968" text:continue-numbering="true" text:style-name="WWNum1">
              <text:list-item>
                <text:list>
                  <text:list-item>
                    <text:p text:style-name="P14"><text:span text:style-name="T9">Se debe definir un responsabl</text:span><text:bookmark text:name="_GoBack11111111111111111111111111111111111111111111111111111111111111111111111111111111111111111111111111111111111111111111111111111111111111111111111111111111111111111"/><text:span text:style-name="T9">e del proyecto por parte del cliente que represente y autorice los requerimientos establecidos en las actas.</text:span></text:p>
                  </text:list-item>
                </text:list>
              </text:list-item>
            </text:list>
            <text:p text:style-name="P13"/>
            <text:list xml:id="list155507394823419" text:continue-numbering="true" text:style-name="WWNum1">
              <text:list-item>
                <text:p text:style-name="P14"><text:span text:style-name="T7">Actividades: </text:span><text:span text:style-name="T8">Todas las actividades deben tener un responsable y un entregable, a continuación definimos el proceso de toma de requerimientos con las actividades específicas a cumplir:</text:span></text:p>
              </text:list-item>
            </text:list>
            <text:p text:style-name="P18"><text:tab/></text:p>
            <text:p text:style-name="P2"/>
            <text:list xml:id="list8979340165981546395" text:style-name="WWNum10">
              <text:list-item>
                <text:p text:style-name="P19"><text:span text:style-name="T7">Conocer el alcance del proyecto: </text:span><text:span text:style-name="T8">esta tarea define en un resumen los modulo contratados por el cliente de forma general, qué va a contener su producto una vez esté completado. Para ello el gestor de requerimientos debe revisar el contrato y de allí verificar que fue lo que se acordó con el cliente.</text:span></text:p>
              </text:list-item>
            </text:list>
            <text:p text:style-name="P20"/>
            <text:list xml:id="list926612988154133390" text:style-name="WWNum2">
              <text:list-item>
                <text:p text:style-name="P21"><text:span text:style-name="T7">Responsable</text:span><text:span text:style-name="T8">: Gestor de Requerimientos.</text:span></text:p>
              </text:list-item>
              <text:list-item>
                <text:p text:style-name="P21"><text:span text:style-name="T7">Producto de Trabajo de Entrada</text:span><text:span text:style-name="T8">: Contrato</text:span></text:p>
              </text:list-item>
              <text:list-item>
                <text:p text:style-name="P21"><text:span text:style-name="T7">Producto de Trabajo de Salida</text:span><text:span text:style-name="T8">: Resumen del Alcance.</text:span></text:p>
              </text:list-item>
            </text:list>
            <text:p text:style-name="P20"/>
            <text:list xml:id="list155507133810814" text:continue-list="list8979340165981546395" text:style-name="WWNum10">
              <text:list-item>
                <text:p text:style-name="P19"><text:span text:style-name="T7">Planear reunión con el cliente: </text:span><text:span text:style-name="T8">se acuerda con el cliente la fecha y hora de la reunión para la toma de requerimientos técnicos.</text:span></text:p>
              </text:list-item>
            </text:list>
            <text:p text:style-name="P20"/>
            <text:list xml:id="list1283381734234552453" text:style-name="WWNum3">
              <text:list-item>
                <text:p text:style-name="P22"><text:span text:style-name="T7">Responsable: </text:span><text:span text:style-name="T8">Gestor de Requerimientos.</text:span></text:p>
              </text:list-item>
              <text:list-item>
                <text:p text:style-name="P22"><text:span text:style-name="T7">Producto de Trabajo de Entrada</text:span><text:span text:style-name="T8">: N/A</text:span></text:p>
              </text:list-item>
              <text:list-item>
                <text:p text:style-name="P22"><text:span text:style-name="T7">Producto de Trabajo de Salida</text:span><text:span text:style-name="T8">: N/A</text:span></text:p>
              </text:list-item>
            </text:list>
            <text:p text:style-name="P20"/>
            <text:list xml:id="list155507567444979" text:continue-list="list155507133810814" text:style-name="WWNum10">
              <text:list-item>
                <text:p text:style-name="P19"><text:span text:style-name="T7">Ejecutar reunión con el cliente: </text:span><text:span text:style-name="T8">después de la planeación de la reunión el gestor de requerimientos debe reunirse con el encargado del proyecto por parte del cliente y los usuarios del sistema para así tomar los requerimientos técnicos que cada uno tenga y documentarlos para un análisis posterior con el equipo de desarrollo, los requerimientos que se tomen deben estar limitados por el alcance establecido en la tarea #1.</text:span></text:p>
              </text:list-item>
            </text:list>
            <text:p text:style-name="P23"/>
            <text:list xml:id="list1241812989790066399" text:style-name="WWNum4">
              <text:list-item>
                <text:p text:style-name="P24"><text:span text:style-name="T7">Responsable: </text:span><text:span text:style-name="T8">Gestor de requerimientos.</text:span></text:p>
              </text:list-item>
              <text:list-item>
                <text:p text:style-name="P24"><text:span text:style-name="T7">Producto de Trabajo de Entrada</text:span><text:span text:style-name="T8">: Resumen del alcance.</text:span></text:p>
              </text:list-item>
              <text:list-item>
                <text:p text:style-name="P24"><text:span text:style-name="T7">Producto de Trabajo de Salida: </text:span><text:span text:style-name="T8">Acta de toma de requerimientos con usuarios del sistema y acta reunión con el cliente.</text:span></text:p>
              </text:list-item>
            </text:list>
            <text:p text:style-name="P20"/>
            <text:list xml:id="list155507740731714" text:continue-list="list155507567444979" text:style-name="WWNum10">
              <text:list-item>
                <text:p text:style-name="P19"><text:span text:style-name="T7">Validación de requerimientos con el Equipo de desarrollo: </text:span><text:span text:style-name="T8">una vez tomados los requerimientos técnicos con el cliente, el gestor de requerimientos debe reunirse con el equipo de desarrollo o el líder del proyecto para así analizar los requisitos establecidos en la reunión, validar cuales son viables, cuáles no, cuales se debe negociar un valor extra por su desarrollo o un plazo en la entrega del mismo, etc.</text:span></text:p>
              </text:list-item>
            </text:list>
            <text:p text:style-name="P20"/>
            <text:list xml:id="list9096239016016130613" text:style-name="WWNum5">
              <text:list-item>
                <text:p text:style-name="P25"><text:span text:style-name="T7">Responsable: </text:span><text:span text:style-name="T8">Gestor de Requerimientos.</text:span></text:p>
              </text:list-item>
              <text:list-item>
                <text:p text:style-name="P25"><text:span text:style-name="T7">Producto de Trabajo de Entrada</text:span><text:span text:style-name="T8">: Acta de toma de requerimientos v1.</text:span></text:p>
              </text:list-item>
              <text:list-item>
                <text:p text:style-name="P25"><text:span text:style-name="T7">Producto de Trabajo de Salida: </text:span><text:span text:style-name="T8">Acta de toma requerimientos v2.</text:span></text:p>
              </text:list-item>
            </text:list>
            <text:p text:style-name="P26"><text:tab/></text:p>
            <text:list xml:id="list155508673299972" text:continue-list="list155507740731714" text:style-name="WWNum10">
              <text:list-item>
                <text:p text:style-name="P19"><text:span text:style-name="T7">Validación de requerimientos con el cliente: </text:span><text:span text:style-name="T8">después de haber negociado con el equipo de trabajo los requerimientos técnicos solicitados por el cliente, se debe re validar con el cliente lo acordado con el equipo, para así dejar claro los plazos de entrega, valor extra de pago si aplica o si todo se llevará a cabo de la forma que se coordinó en principio, para así tener claro los entregables y la forma de trabajo del proyecto. Si el cliente no está de acuerdo con alguno de los puntos se debe iterar de nuevo en el proceso hasta llegar a un acuerdo.</text:span></text:p>
              </text:list-item>
            </text:list>
            <text:p text:style-name="P20"/>
            <text:list xml:id="list4498030663428462768" text:style-name="WWNum6">
              <text:list-item>
                <text:p text:style-name="P27"><text:span text:style-name="T7">Responsable</text:span><text:span text:style-name="T8">: Gestor de requerimientos.</text:span></text:p>
              </text:list-item>
              <text:list-item>
                <text:p text:style-name="P27"><text:span text:style-name="T7">Producto de Trabajo de Entrada</text:span><text:span text:style-name="T8">: Acta de toma de requerimientos v2.</text:span></text:p>
              </text:list-item>
              <text:list-item>
                <text:p text:style-name="P27"><text:span text:style-name="T7">Producto de Trabajo de Salida</text:span><text:span text:style-name="T8">: Acta de toma de requerimientos final.</text:span></text:p>
              </text:list-item>
            </text:list>
            <text:p text:style-name="P20"/>
            <text:list xml:id="list155507362314949" text:continue-list="list155508673299972" text:style-name="WWNum10">
              <text:list-item>
                <text:p text:style-name="P19"><text:span text:style-name="T7">Asignación de Requerimientos: </text:span><text:span text:style-name="T8">esta tarea corresponde a la entrega final de los requerimientos firmados por el cliente y acordados con el equipo de trabajo que se deben realizar, la hace el gestor de requerimientos al líder del proyecto o equipo de desarrollo para que se empiece la siguiente etapa del proceso de creación del producto.</text:span></text:p>
              </text:list-item>
            </text:list>
            <text:p text:style-name="P20"/>
            <text:list xml:id="list4380432978635235412" text:style-name="WWNum7">
              <text:list-item>
                <text:p text:style-name="P28"><text:span text:style-name="T7">Responsable: </text:span><text:span text:style-name="T8">Gestor de requerimientos.</text:span></text:p>
              </text:list-item>
              <text:list-item>
                <text:p text:style-name="P28"><text:span text:style-name="T7">Producto de Trabajo de Entrada</text:span><text:span text:style-name="T8">: Acta de toma de requerimientos final.</text:span></text:p>
              </text:list-item>
              <text:list-item>
                <text:p text:style-name="P28"><text:span text:style-name="T7">Producto de Trabajo de Salida:</text:span><text:span text:style-name="T8"> Acta de Entrega</text:span></text:p>
              </text:list-item>
            </text:list>
            <text:p text:style-name="P20"/>
            <text:p text:style-name="P29"/>
            <text:p text:style-name="P29"/>
            <text:p text:style-name="P30">Actividades Independientes</text:p>
            <text:p text:style-name="P29"/>
            <text:p text:style-name="P26">Las actividades independientes se refieren a aquellas que se pueden dar en cualquier momento del proceso de desarrollo del producto y que pueden afectar el proceso, por lo tanto deben ser documentadas y analizadas.</text:p>
            <text:p text:style-name="P26"><text:tab/></text:p>
            <text:list xml:id="list155507099591487" text:continue-list="list155507362314949" text:style-name="WWNum10">
              <text:list-item>
                <text:list>
                  <text:list-item>
                    <text:p text:style-name="P19"><text:span text:style-name="T7">Gestión de Cambios: </text:span><text:span text:style-name="T8">durante el desarrollo del proyecto se pueden presentar cambios en alguna funcionalidad o proceso por parte del cliente, cambios que deben ser gestionados, ya que así como estos cambios pueden ser simples sin implicaciones posteriores, también pueden llevar a que se afecte de manera contundente lo que ya está desarrollado por parte del equipo.</text:span></text:p>
                  </text:list-item>
                </text:list>
              </text:list-item>
            </text:list>
            <text:p text:style-name="P13"/>
            <text:list xml:id="list155508684712838" text:continue-list="list3197302642982782705" text:style-name="WWNum8">
              <text:list-item>
                <text:p text:style-name="P31"><text:span text:style-name="T7">Responsable:</text:span><text:span text:style-name="T8"> Gestor de requerimientos.</text:span></text:p>
              </text:list-item>
              <text:list-item>
                <text:p text:style-name="P31"><text:span text:style-name="T7">Producto de Trabajo de Entrada:</text:span><text:span text:style-name="T8"> Acta de toma de requerimientos final.</text:span></text:p>
              </text:list-item>
              <text:list-item>
                <text:p text:style-name="P31"><text:span text:style-name="T7">Producto de Trabajo de Salida:</text:span><text:span text:style-name="T8"> Documento de Cambios.</text:span></text:p>
              </text:list-item>
            </text:list>
            <text:p text:style-name="P13"/>
            <text:list xml:id="list155506618837802" text:continue-list="list155507099591487" text:style-name="WWNum10">
              <text:list-item>
                <text:list>
                  <text:list-item>
                    <text:p text:style-name="P19"><text:span text:style-name="T7">Trazabilidad Bidireccional:</text:span><text:span text:style-name="T8"> la trazabilidad permite verificar cómo cada uno de los requerimientos y sus subtareas afecta el proyecto y sus diferentes items</text:span></text:p>
                  </text:list-item>
                </text:list>
              </text:list-item>
            </text:list>
            <text:p text:style-name="P32"><text:s/>(Objetivos, Entregables, Diseño, Desarrollo y Pruebas), darle a cada una de las subtareas un valor (1-3, Siendo 1: el valor de mayor relevancia) y asi poder asignar una prioridad a los requisitos y asimismo poder ver como se afecta el proyecto y los items dependientes en caso de presentarse cambios en alguno de los requerimientos registrados.</text:p>
            <text:p text:style-name="P13"/>
            <text:list xml:id="list1755789945689893982" text:style-name="WWNum9">
              <text:list-item>
                <text:p text:style-name="P33"><text:span text:style-name="T7">Responsable: </text:span><text:span text:style-name="T8">Equipo de desarrollo y gestor de requerimientos.</text:span></text:p>
              </text:list-item>
              <text:list-item>
                <text:p text:style-name="P33"><text:span text:style-name="T7">Producto de Trabajo de Entrada:</text:span><text:span text:style-name="T8"> Matriz de trazabilidad </text:span><text:bookmark-start text:name="__DdeLink__226_7933734311111111111111111111111111111111111111111111111111111111111111111111111111111111111111111111111111111111111111111111111111111111111111111111111111111111111111111"/><text:span text:style-name="T8">bidireccional</text:span><text:bookmark-end text:name="__DdeLink__226_7933734311111111111111111111111111111111111111111111111111111111111111111111111111111111111111111111111111111111111111111111111111111111111111111111111111111111111111111"/><text:span text:style-name="T8">.</text:span></text:p>
              </text:list-item>
            </text:list>
            <text:list xml:id="list155507012376499" text:continue-list="list155508684712838" text:style-name="WWNum8">
              <text:list-item>
                <text:p text:style-name="P34"><text:span text:style-name="T7">Producto de Trabajo de Salida:</text:span><text:span text:style-name="T8"> Matriz de trazabilidad bidireccional <text:s/>actualizada.</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8"><text:a xlink:type="simple" xlink:href="#__RefHeading___Toc9723_1125783319" text:style-name="Index_20_Link" text:visited-style-name="Index_20_Link">1.Introducción<text:tab/>2</text:a></text:p>
          <text:p text:style-name="P48"><text:a xlink:type="simple" xlink:href="#__RefHeading___Toc11330_1125783319" text:style-name="Index_20_Link" text:visited-style-name="Index_20_Link">2.Objetivos<text:tab/>3</text:a></text:p>
          <text:p text:style-name="P47"><text:a xlink:type="simple" xlink:href="#__RefHeading___Toc11332_1125783319" text:style-name="Index_20_Link" text:visited-style-name="Index_20_Link">I.General.<text:tab/>3</text:a></text:p>
          <text:p text:style-name="P47"><text:a xlink:type="simple" xlink:href="#__RefHeading___Toc11334_1125783319" text:style-name="Index_20_Link" text:visited-style-name="Index_20_Link">II.Específicos.<text:tab/>3</text:a></text:p>
          <text:p text:style-name="P48"><text:a xlink:type="simple" xlink:href="#__RefHeading___Toc11336_1125783319" text:style-name="Index_20_Link" text:visited-style-name="Index_20_Link">3.Alcance<text:tab/>4</text:a></text:p>
          <text:p text:style-name="P48"><text:a xlink:type="simple" xlink:href="#__RefHeading___Toc11338_1125783319" text:style-name="Index_20_Link" text:visited-style-name="Index_20_Link">4.Políticas.<text:tab/>5</text:a></text:p>
          <text:p text:style-name="P48"><text:a xlink:type="simple" xlink:href="#__RefHeading___Toc9725_1125783319" text:style-name="Index_20_Link" text:visited-style-name="Index_20_Link">5.Actividades<text:tab/>6</text:a></text:p>
          <text:p text:style-name="P47"><text:a xlink:type="simple" xlink:href="#__RefHeading___Toc9727_1125783319" text:style-name="Index_20_Link" text:visited-style-name="Index_20_Link">I.</text:a><text:a xlink:type="simple" xlink:href="#__RefHeading___Toc9727_1125783319" text:style-name="Index_20_Link" text:visited-style-name="Index_20_Link">P</text:a><text:a xlink:type="simple" xlink:href="#__RefHeading___Toc9727_1125783319" text:style-name="Index_20_Link" text:visited-style-name="Index_20_Link">laneacion del Esfuerzo.</text:a><text:a xlink:type="simple" xlink:href="#__RefHeading___Toc9727_1125783319" text:style-name="Index_20_Link" text:visited-style-name="Index_20_Link"><text:tab/>6</text:a></text:p>
          <text:p text:style-name="P47"><text:a xlink:type="simple" xlink:href="#__RefHeading__3023_1786451214" text:style-name="Index_20_Link" text:visited-style-name="Index_20_Link">II.Planeación de los Riesgos.<text:tab/>6</text:a></text:p>
          <text:p text:style-name="P47"><text:a xlink:type="simple" xlink:href="#__RefHeading__3025_1786451214" text:style-name="Index_20_Link" text:visited-style-name="Index_20_Link">III.Planeación de los Datos.<text:tab/>6</text:a></text:p>
          <text:p text:style-name="P47"><text:a xlink:type="simple" xlink:href="#__RefHeading__3027_1786451214" text:style-name="Index_20_Link" text:visited-style-name="Index_20_Link">IV.Planeación de los Recursos.<text:tab/>7</text:a></text:p>
          <text:p text:style-name="P47"><text:a xlink:type="simple" xlink:href="#__RefHeading__3029_1786451214" text:style-name="Index_20_Link" text:visited-style-name="Index_20_Link">V.Planeación de las habilidades.<text:tab/>7</text:a></text:p>
          <text:p text:style-name="P47"><text:a xlink:type="simple" xlink:href="#__RefHeading__3031_1786451214" text:style-name="Index_20_Link" text:visited-style-name="Index_20_Link">VI.Planeación del Presupuesto.<text:tab/>8</text:a></text:p>
          <text:p text:style-name="P47"><text:a xlink:type="simple" xlink:href="#__RefHeading__3033_1786451214" text:style-name="Index_20_Link" text:visited-style-name="Index_20_Link">VII.Planeación de los Involucrados Relevantes.<text:tab/>8</text:a></text:p>
          <text:p text:style-name="P47"><text:a xlink:type="simple" xlink:href="#__RefHeading__3035_1786451214" text:style-name="Index_20_Link" text:visited-style-name="Index_20_Link">VIII.Integración de los Planes.<text:tab/>9</text:a></text:p>
        </text:index-body>
      </text:table-of-content>
      <text:h text:style-name="P89" text:outline-level="1"><text:change-start text:change-id="ct43311664"/></text:h>
      <text:h text:style-name="P91" text:outline-level="1"><text:bookmark-start text:name="__RefHeading___Toc9723_1125783319"/><text:change-end text:change-id="ct43311664"/><text:change-start text:change-id="ct42481232"/>Introducción<text:bookmark-end text:name="__RefHeading___Toc9723_1125783319"/></text:h>
      <text:p text:style-name="P36"/>
      <text:p text:style-name="P36">En este documento veremos el proceso a seguir para realizar la planeaci<text:span text:style-name="T35">ó</text:span>n de un proyecto en Hospitec, <text:span text:style-name="T35">definiremos los objetivos, políticas, alcance y actividades específicas a cumplir</text:span>.</text:p>
      <text:p text:style-name="P36"/>
      <text:h text:style-name="P90" text:outline-level="1"><text:bookmark-start text:name="__RefHeading___Toc11330_1125783319"/>Objetivos<text:bookmark-end text:name="__RefHeading___Toc11330_1125783319"/></text:h>
      <text:p text:style-name="Text_20_body"/>
      <text:h text:style-name="Heading_20_2" text:outline-level="2"><text:bookmark-start text:name="__RefHeading___Toc11332_1125783319"/>General.<text:bookmark-end text:name="__RefHeading___Toc11332_1125783319"/></text:h>
      <text:p text:style-name="Text_20_body"/>
      <text:p text:style-name="P36">Estimar todos los recursos necesarios para llevar a cabo el desarrollo del producto y tener una base con la cual comparar los resultados al final del proyeto.</text:p>
      <text:p text:style-name="P36"/>
      <text:h text:style-name="Heading_20_2" text:outline-level="2"><text:bookmark-start text:name="__RefHeading___Toc11334_1125783319"/>Específicos.<text:bookmark-end text:name="__RefHeading___Toc11334_1125783319"/></text:h>
      <text:p text:style-name="Text_20_body"/>
      <text:list xml:id="list8977141310144484120" text:style-name="L1">
        <text:list-item>
          <text:p text:style-name="P78">Establecer el tiempo estimado y el esfuerzo necesario para terminar el producto de manera eficiente.</text:p>
        </text:list-item>
        <text:list-item>
          <text:p text:style-name="P78">Tener un plan de mitigacion y contingencia claro para los riesgos que se puedan presentar en el proyecto.</text:p>
        </text:list-item>
        <text:list-item>
          <text:p text:style-name="P78">Establecer un presupuesto con el cual tener claro los beneficios de cada producto terminado.</text:p>
        </text:list-item>
        <text:list-item>
          <text:p text:style-name="P78">Estimar los recursos necesarios para dar cumplimiento a las necesidades del cliente.</text:p>
        </text:list-item>
      </text:list>
      <text:p text:style-name="P36"/>
      <text:h text:style-name="P90" text:outline-level="1"><text:bookmark-start text:name="__RefHeading___Toc11336_1125783319"/>Alcance<text:bookmark-end text:name="__RefHeading___Toc11336_1125783319"/></text:h>
      <text:p text:style-name="Text_20_body"/>
      <text:p text:style-name="Text_20_body">En cada proyecto se deben planear el tiempo en horas para cada actividad definida, los riesgos a los cuales esta expuesto el proyecto, datos necesarios <text:span text:style-name="T37">para el desarrollo del producto, habilidades que se deben adquirir, involucrados en el proceso, recursos fisicos, tecnológicos y de cualquier tipo que sean necesarios para llevar a cabo los procesos y finalmente se debe planear el presupuesto en terminos de dinero, cada uno de estos planes se definen en las actividades y tienen un formato asignado en cada caso.</text:span></text:p>
      <text:h text:style-name="P90" text:outline-level="1"><text:bookmark-start text:name="__RefHeading___Toc11338_1125783319"/>Pol<text:span text:style-name="T36">í</text:span>ticas.<text:bookmark-end text:name="__RefHeading___Toc11338_1125783319"/></text:h>
      <text:p text:style-name="Text_20_body"/>
      <text:list xml:id="list3313538744282716238" text:style-name="L2">
        <text:list-item>
          <text:p text:style-name="P86"><text:change-end text:change-id="ct42481232"/><text:change-start text:change-id="ct98772688"/>Se define el proceso de <text:span text:style-name="T38">planeación del proyecto</text:span> como un modelo integral de la metodología de desarrollo promovida por la compañia, haciendo este proceso de obligatorio cumplimiento en todas las actividades descritas en el presente documento para todos y cada uno de los proyectos que entable la empresa. <text:change-end text:change-id="ct98772688"/><text:change-start text:change-id="ct34821680"/></text:p>
        </text:list-item>
        <text:list-item>
          <text:p text:style-name="P87"><text:change-end text:change-id="ct34821680"/><text:change-start text:change-id="ct85479968"/>La planificacion del esfuerzo debe ser registrado en la herramienta seleccionada con el fin de tener un cronograma actualizado, de mas facil acceso para los involucrados y al cual hacerle seguimiento.<text:change-end text:change-id="ct85479968"/><text:change-start text:change-id="ct93128480"/></text:p>
        </text:list-item>
        <text:list-item>
          <text:p text:style-name="P87">Los riesgos deben ser <text:change-end text:change-id="ct93128480"/><text:change-start text:change-id="ct129385840"/>discutidos y aceptados en conjunto con la gerencia, dado que s<text:change-end text:change-id="ct129385840"/><text:change-start text:change-id="ct125978896"/>i ocurren, el plan de mitigación o contingencia establecido sea llevado a cabo.<text:change-end text:change-id="ct125978896"/><text:change-start text:change-id="ct116809920"/></text:p>
        </text:list-item>
      </text:list>
      <text:h text:style-name="P91" text:outline-level="1"><text:bookmark-start text:name="__RefHeading___Toc9725_1125783319"/><text:change-end text:change-id="ct116809920"/><text:change-start text:change-id="ct44124496"/>Actividades<text:bookmark-end text:name="__RefHeading___Toc9725_1125783319"/></text:h>
      <text:h text:style-name="P93" text:outline-level="2"><text:bookmark-start text:name="__RefHeading___Toc9727_1125783319"/><text:span text:style-name="T29">P</text:span><text:span text:style-name="T28">laneacion del Esfuerzo.</text:span><text:bookmark-end text:name="__RefHeading___Toc9727_1125783319"/></text:h>
      <text:p text:style-name="P36"><text:span text:style-name="T26">S</text:span><text:span text:style-name="T25">e debe especificar la fecha inicial y fecha final de cada una de las subtareas de cada uno de los requerimientos establecidos, con lo que podremos estimar un esfuerzo ya sea en días u horas y con este construir el tiempo total estimado para desarrollar el producto. Este proceso debe realizarse teniendo encuenta el siguiente diagráma y fórmula para hacer la estimación del esfuerzo.</text:span></text:p>
      <text:p text:style-name="P41"/>
      <text:list xml:id="list155508678412292" text:continue-list="list155507394823419" text:style-name="WWNum1">
        <text:list-item>
          <text:p text:style-name="P79"><text:span text:style-name="T7">Responsable</text:span><text:span text:style-name="T8">: Director del Proyecto.</text:span></text:p>
        </text:list-item>
        <text:list-item>
          <text:p text:style-name="P79"><text:span text:style-name="T7">Producto de Trabajo de Entrada</text:span><text:span text:style-name="T8">: Acta final de requerimientos </text:span><text:span text:style-name="T19">y el WBS</text:span></text:p>
        </text:list-item>
        <text:list-item>
          <text:p text:style-name="P79"><text:span text:style-name="T22">Producto de Trabajo de Salida</text:span><text:span text:style-name="T25">: Diagrama de Gantt.</text:span></text:p>
        </text:list-item>
      </text:list>
      <text:p text:style-name="P42"/>
      <text:h text:style-name="P92" text:outline-level="2"><text:bookmark-start text:name="__RefHeading__3023_1786451214"/>Planeación de los Riesgos.<text:bookmark-end text:name="__RefHeading__3023_1786451214"/></text:h>
      <text:p text:style-name="P36"><text:span text:style-name="T26">S</text:span><text:span text:style-name="T25">e deben tener en cuenta todos los inconvenientes que pueden ocurrir durante el desarrollo del proyecto, su categorización, el impacto, como mitigarlo y un plan de contingencia, el formato a diligenciar de planeación se encuentra en la carpeta de formatos PP.</text:span></text:p>
      <text:list xml:id="list155506680313656" text:continue-list="list926612988154133390" text:style-name="WWNum2">
        <text:list-item>
          <text:p text:style-name="P80"><text:span text:style-name="T7">Responsable: </text:span><text:span text:style-name="T30">Director del proyecto</text:span><text:span text:style-name="T8">.</text:span></text:p>
        </text:list-item>
        <text:list-item>
          <text:p text:style-name="P80"><text:span text:style-name="T7">Producto de Trabajo de Entrada</text:span><text:span text:style-name="T8">: N/A</text:span></text:p>
        </text:list-item>
        <text:list-item>
          <text:p text:style-name="P80"><text:span text:style-name="T22">Producto de Trabajo de Salida</text:span><text:span text:style-name="T25">: Formato de Planeación de Riesgos.</text:span></text:p>
        </text:list-item>
      </text:list>
      <text:p text:style-name="P42"/>
      <text:h text:style-name="P92" text:outline-level="2"><text:bookmark-start text:name="__RefHeading__3025_1786451214"/>Planeación de los Datos.<text:bookmark-end text:name="__RefHeading__3025_1786451214"/></text:h>
      <text:p text:style-name="P36"><text:span text:style-name="T26">S</text:span><text:span text:style-name="T25">e debe establecer una base de datos para realizar las pruebas necesarias, satisfacer los casos de uso y también los datos que se necesiten para el desarrollo previo de las pruebas, <text:s/>verificar cuales de estos </text:span><text:soft-page-break/><text:span text:style-name="T25">datos los debe <text:s/>proveer el cliente y cuales son producto de investigación realizada por el mismo equipo de desarrollo, en este último caso se debe estimar el tiempo necesario para que el equipo realice dicho proceso. En este item se deben tener en cuenta todos los datos de parametrización inicial del cliente, información de los usuarios, los permisos a asignar a cada uno de ellos, etc. El formato de planeación de datos se encuentra en la carpeta de formatos PP.</text:span></text:p>
      <text:list xml:id="list155508679651996" text:continue-list="list1241812989790066399" text:style-name="WWNum4">
        <text:list-item>
          <text:p text:style-name="P81"><text:span text:style-name="T7">Responsable: </text:span><text:span text:style-name="T30">Director del proyecto</text:span><text:span text:style-name="T8">.</text:span></text:p>
        </text:list-item>
        <text:list-item>
          <text:p text:style-name="P81"><text:span text:style-name="T7">Producto de Trabajo de Entrada</text:span><text:span text:style-name="T8">: Documento final de requrimientos.</text:span></text:p>
        </text:list-item>
        <text:list-item>
          <text:p text:style-name="P81"><text:span text:style-name="T22">Producto de Trabajo de Salida: </text:span><text:span text:style-name="T25">Documento de planeacion de datos.</text:span></text:p>
        </text:list-item>
      </text:list>
      <text:p text:style-name="P43"/>
      <text:h text:style-name="P92" text:outline-level="2"><text:bookmark-start text:name="__RefHeading__3027_1786451214"/>Planeación de los Recursos.<text:bookmark-end text:name="__RefHeading__3027_1786451214"/></text:h>
      <text:p text:style-name="P36"><text:span text:style-name="T26">D</text:span><text:span text:style-name="T25">efinir todos los recursos que el proyecto necesita para su cumplimiento, desde los recursos tecnológicos, físicos, RRHH, tiempo, etc. Para realizar está planeacion y diligenciar el documento el director del proyecto se debe apoyar en los documentos de planeación del esfuerzo, con el que puede deducir parte de los recursos humanos y temporales necesarios para el proyecto; para los recursos físicos, tecnológicos y demás debe apoyarse en el equipo . El formato a diligenciar se encuentra en la carpeta de formatos PP.</text:span></text:p>
      <text:list xml:id="list155506968662484" text:continue-list="list155506618837802" text:style-name="WWNum10">
        <text:list-item>
          <text:p text:style-name="P82"><text:span text:style-name="T32">Responsable: </text:span><text:span text:style-name="T33">Director del Proyecto</text:span><text:span text:style-name="T34">.</text:span></text:p>
        </text:list-item>
        <text:list-item>
          <text:p text:style-name="P82"><text:span text:style-name="T32">Producto de Trabajo de Entrada</text:span><text:span text:style-name="T34">: Documento de planeación del esfuerzo.</text:span></text:p>
        </text:list-item>
        <text:list-item>
          <text:p text:style-name="P82"><text:span text:style-name="T32">Producto de Trabajo de Salida: </text:span><text:span text:style-name="T33">Documento de planeacion de recursos</text:span><text:span text:style-name="T34">.</text:span></text:p>
        </text:list-item>
      </text:list>
      <text:p text:style-name="P46"/>
      <text:h text:style-name="P92" text:outline-level="2"><text:bookmark-start text:name="__RefHeading__3029_1786451214"/>Planeación de las habilidades.<text:bookmark-end text:name="__RefHeading__3029_1786451214"/></text:h>
      <text:p text:style-name="P36"><text:span text:style-name="T26">S</text:span><text:span text:style-name="T25">e deben establecer las habilidades requeridas para que el producto final sea desarrollado de la mejor manera, si el equipo ya cuenta con estas habilidades o si es necesario programar capacitaciones o </text:span><text:soft-page-break/><text:span text:style-name="T25">investigaciones en el tema, cuando hacerlas, que costo (tiempo y dinero) tienen y quien esta acargo de recibirlas y de darlas, el formato a diligenciar se encuentra en la carpeta de formatos de PP.</text:span></text:p>
      <text:list xml:id="list155508385534531" text:continue-list="list4498030663428462768" text:style-name="WWNum6">
        <text:list-item>
          <text:p text:style-name="P83"><text:span text:style-name="T7">Responsable: </text:span><text:span text:style-name="T30">Director del proyecto</text:span><text:span text:style-name="T8">.</text:span></text:p>
        </text:list-item>
        <text:list-item>
          <text:p text:style-name="P83"><text:span text:style-name="T7">Producto de Trabajo de Entrada</text:span><text:span text:style-name="T8">: N/A.</text:span></text:p>
        </text:list-item>
        <text:list-item>
          <text:p text:style-name="P83"><text:span text:style-name="T22">Producto de Trabajo de Salida</text:span><text:span text:style-name="T25">: Documento de planeación de habilidades.</text:span></text:p>
        </text:list-item>
      </text:list>
      <text:h text:style-name="P92" text:outline-level="2"><text:bookmark-start text:name="__RefHeading__3031_1786451214"/>Planeación del Presupuesto.<text:bookmark-end text:name="__RefHeading__3031_1786451214"/></text:h>
      <text:p text:style-name="P36"><text:span text:style-name="T24">E</text:span><text:span text:style-name="T23">n esta actividad se debe presupuestar el costo de cada actividad planeada y como tal del proyecto total; para esto se debe tener en cuenta el documento de planeacion del esfuerzo (cronograma) y el documento de planeación de recursos necesarios dentro del desarrollo del producto. <text:s/></text:span><text:span text:style-name="T25">el formato a diligenciar se encuentra en la carpeta de formatos de PP.</text:span></text:p>
      <text:list xml:id="list155507576102617" text:continue-list="list4380432978635235412" text:style-name="WWNum7">
        <text:list-item>
          <text:p text:style-name="P84"><text:span text:style-name="T17">Responsable: </text:span><text:span text:style-name="T31">Director del proyecto</text:span></text:p>
        </text:list-item>
        <text:list-item>
          <text:p text:style-name="P84"><text:span text:style-name="T17">Producto de Trabajo de Entrada: </text:span><text:span text:style-name="T31">Cronograma, Documento de planeacion de recursos.</text:span></text:p>
        </text:list-item>
        <text:list-item>
          <text:p text:style-name="P84"><text:span text:style-name="T22">Producto de Trabajo de Salida: </text:span><text:span text:style-name="T25">Documento de plan de ejecución del gasto.</text:span></text:p>
        </text:list-item>
      </text:list>
      <text:p text:style-name="P36"/>
      <text:h text:style-name="P92" text:outline-level="2"><text:bookmark-start text:name="__RefHeading__3033_1786451214"/>Planeación de los Involucrados Relevantes.<text:bookmark-end text:name="__RefHeading__3033_1786451214"/></text:h>
      <text:p text:style-name="P36"><text:span text:style-name="T24">S</text:span><text:span text:style-name="T23">e debe identificar todas las actividades que no estan involucrados directamente con el desarrollo del producto, pero que intervienen de forma importante dentro del proyecto, el esquema siguiente describe las personas (internas y externas), actividades tiempo de ejecución y entregables (si aplican) durante la ejecucion del proyecto.</text:span></text:p>
      <text:list xml:id="list155507511142660" text:continue-numbering="true" text:style-name="WWNum7">
        <text:list-item>
          <text:p text:style-name="P84"><text:span text:style-name="T17">Responsable</text:span><text:span text:style-name="T31">: Director del proyecto.</text:span></text:p>
        </text:list-item>
        <text:list-item>
          <text:p text:style-name="P84"><text:span text:style-name="T17">Producto de Trabajo de Entrada: </text:span><text:span text:style-name="T31">N/A</text:span></text:p>
        </text:list-item>
        <text:list-item>
          <text:p text:style-name="P84"><text:span text:style-name="T21">Producto de Trabajo de Salida</text:span><text:span text:style-name="T23">: Documento de Planeación de Involucrados</text:span></text:p>
        </text:list-item>
      </text:list>
      <text:p text:style-name="P44"><text:soft-page-break/></text:p>
      <text:h text:style-name="P92" text:outline-level="2"><text:bookmark-start text:name="__RefHeading__3035_1786451214"/>Integración de los Planes.<text:bookmark-end text:name="__RefHeading__3035_1786451214"/></text:h>
      <text:p text:style-name="P36"><text:span text:style-name="T24">G</text:span><text:span text:style-name="T23">arantizar que el plan establecido se cumpla como plan, es decir que las actividades de planeación y compromiso con los mismos esten claros para todos los involucrados dentro del proyecto.</text:span></text:p>
      <text:p text:style-name="P45"/>
      <text:list xml:id="list155507538644720" text:continue-list="list155507012376499" text:style-name="WWNum8">
        <text:list-item>
          <text:p text:style-name="P1"><text:span text:style-name="T17">Responsable</text:span><text:span text:style-name="T31">: Director del proyecto.</text:span></text:p>
        </text:list-item>
        <text:list-item>
          <text:p text:style-name="P1"><text:span text:style-name="T17">Producto de Trabajo de Entrada: </text:span><text:span text:style-name="T31">N/A</text:span></text:p>
        </text:list-item>
        <text:list-item>
          <text:p text:style-name="P1"><text:span text:style-name="T21">Producto de Trabajo de Salida: </text:span><text:span text:style-name="T23">N/A</text:span><text:change-end text:change-id="ct44124496"/><text:change text:change-id="ct4412622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 svg:font-family="'liberation Serif'" style:font-family-generic="roman"/>
    <style:font-face style:name="liberation serif" svg:font-family="'liberation serif'" style:font-family-generic="roman"/>
    <style:font-face style:name="FreeSans1" svg:font-family="FreeSans" style:font-family-generic="swiss"/>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liberation Serif" fo:font-family="'liberation Serif'" style:font-family-generic="roma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cm" fo:margin-bottom="1.101cm" loext:contextual-spacing="tru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text-align="justify"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center" style:justify-single-word="false" style:page-number="auto"/>
      <style:text-properties fo:text-transform="capitalize" fo:font-size="28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paragraph-properties fo:margin-top="0.6cm" fo:margin-bottom="1.401cm" loext:contextual-spacing="false" fo:text-align="center" style:justify-single-word="false" style:page-number="auto" style:shadow="none"/>
      <style:text-properties fo:text-transform="capitalize" fo:font-size="18pt" fo:background-color="transparent" style:font-size-asian="18pt" style:font-size-complex="1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style:text-properties fo:text-transform="capitalize" fo:font-size="130%" fo:font-weight="bold" style:font-size-asian="130%" style:font-weight-asian="bold" style:font-size-complex="130%" style:font-weight-complex="600"/>
    </style:style>
    <style:style style:name="Revision_20_Table_20_Content" style:display-name="Revision Table Content" style:family="paragraph" style:parent-style-name="Table_20_Contents" style:class="html" style:master-page-name="">
      <style:paragraph-properties fo:text-align="center" style:justify-single-word="false" style:page-number="auto"/>
      <style:text-properties fo:font-size="5pt" style:font-size-asian="10.5pt"/>
    </style:style>
    <style:style style:name="Revision_20_Table_20_Heading" style:display-name="Revision Table Heading" style:family="paragraph" style:parent-style-name="Table_20_Heading" style:class="html">
      <style:text-properties fo:font-size="6pt" style:font-size-asian="10.5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text-transform="capitalize"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0" style:display-name="ListLabel 20"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bullet text:level="1"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style:num-suffix="" text:bullet-char="">
        <style:list-level-properties text:list-level-position-and-space-mode="label-alignment">
          <style:list-level-label-alignment text:label-followed-by="listtab" text:list-tab-stop-position="2.626cm" fo:text-indent="-0.635cm" fo:margin-left="2.626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261cm" fo:text-indent="-0.635cm" fo:margin-left="3.26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96cm" fo:text-indent="-0.635cm" fo:margin-left="3.896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531cm" fo:text-indent="-0.635cm" fo:margin-left="4.531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166cm" fo:text-indent="-0.635cm" fo:margin-left="5.166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801cm" fo:text-indent="-0.635cm" fo:margin-left="5.801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436cm" fo:text-indent="-0.635cm" fo:margin-left="6.436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071cm" fo:text-indent="-0.635cm" fo:margin-left="7.071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706cm" fo:text-indent="-0.635cm" fo:margin-left="7.706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4"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6"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7" text:style-name="ListLabel_20_1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bullet text:level="9" text:style-name="ListLabel_20_1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57cm" fo:margin-left="-0.004cm" table:align="left"/>
    </style:style>
    <style:style style:name="Table2.A" style:family="table-column">
      <style:table-column-properties style:column-width="4.203cm"/>
    </style:style>
    <style:style style:name="Table2.B" style:family="table-column">
      <style:table-column-properties style:column-width="8.996cm"/>
    </style:style>
    <style:style style:name="Table2.C" style:family="table-column">
      <style:table-column-properties style:column-width="4.371cm"/>
    </style:style>
    <style:style style:name="Table2.A1" style:family="table-cell">
      <style:table-cell-properties fo:padding="0.097cm" fo:border="none"/>
    </style:style>
    <style:style style:name="Table2.B1" style:family="table-cell">
      <style:table-cell-properties style:vertical-align="middle" fo:padding="0.097cm" fo:border="none"/>
    </style:style>
    <style:style style:name="Table1" style:family="table">
      <style:table-properties style:width="4.177cm" table:align="margins"/>
    </style:style>
    <style:style style:name="Table1.A" style:family="table-column">
      <style:table-column-properties style:column-width="1.392cm" style:rel-column-width="21845*"/>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style:vertical-align=""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MP1" style:family="paragraph" style:parent-style-name="Text_20_body">
      <style:text-properties fo:font-size="6pt" officeooo:rsid="00106ff2" officeooo:paragraph-rsid="00106ff2" style:font-size-asian="6pt" style:font-size-complex="6pt"/>
    </style:style>
    <style:style style:name="MP2" style:family="paragraph" style:parent-style-name="Title">
      <style:paragraph-properties fo:margin-top="0.402cm" fo:margin-bottom="0.402cm" loext:contextual-spacing="false"/>
      <style:text-properties fo:font-size="18pt" style:font-size-asian="18pt" style:font-size-complex="18pt"/>
    </style:style>
    <style:style style:name="MP3" style:family="paragraph" style:parent-style-name="Subtitle">
      <style:paragraph-properties fo:margin-top="0cm" fo:margin-bottom="0.496cm" loext:contextual-spacing="false"/>
      <style:text-properties fo:font-size="11pt" style:font-size-asian="11pt" style:font-size-complex="11pt"/>
    </style:style>
    <style:style style:name="MP4" style:family="paragraph" style:parent-style-name="Header">
      <style:text-properties fo:font-size="6pt" officeooo:rsid="000c0a3a" officeooo:paragraph-rsid="000c0a3a" style:font-size-asian="5.25pt" style:font-size-complex="6pt"/>
    </style:style>
    <style:style style:name="MP5" style:family="paragraph" style:parent-style-name="Footer">
      <style:paragraph-properties fo:text-align="end" style:justify-single-word="false"/>
      <style:text-properties officeooo:paragraph-rsid="00106ff2"/>
    </style:style>
    <style:style style:name="Mfr1"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row>
            <table:table-cell table:style-name="Table2.A1" office:value-type="string">
              <text:p text:style-name="MP1"><draw:a xlink:type="simple" xlink:href="https://www.hospitec.com.co/"><draw:frame draw:style-name="Mfr1" draw:name="HTTPS://WWW.HOSPITEC.COM.CO/" text:anchor-type="paragraph" svg:width="3.757cm" svg:height="1.244cm" draw:z-index="8"><draw:image xlink:href="Pictures/10000201000002AD000000EBB6B3B19B17B1A2F0.png" xlink:type="simple" xlink:show="embed" xlink:actuate="onLoad"/></draw:frame></draw:a></text:p>
            </table:table-cell>
            <table:table-cell table:style-name="Table2.B1" office:value-type="string">
              <text:p text:style-name="MP2"><text:title>Proceso de Planeación del Proyecto</text:title></text:p>
              <text:p text:style-name="MP3"><text:subject>El proceso para realizar la planeacion de un proyecto</text:subject></text:p>
            </table:table-cell>
            <table:table-cell table:style-name="Table2.B1" office:value-type="string">
              <table:table table:name="Table1" table:style-name="Table1">
                <table:table-column table:style-name="Table1.A" table:number-columns-repeated="3"/>
                <table:table-header-rows>
                  <table:table-row>
                    <table:table-cell table:style-name="Table1.A1" office:value-type="string">
                      <text:p text:style-name="Revision_20_Table_20_Heading">Código</text:p>
                    </table:table-cell>
                    <table:table-cell table:style-name="Table1.B1" office:value-type="string">
                      <text:p text:style-name="Revision_20_Table_20_Heading">Revisión</text:p>
                    </table:table-cell>
                    <table:table-cell table:style-name="Table1.C1" office:value-type="string">
                      <text:p text:style-name="Revision_20_Table_20_Heading">Fecha</text:p>
                    </table:table-cell>
                  </table:table-row>
                </table:table-header-rows>
                <table:table-row>
                  <table:table-cell table:style-name="Table1.B4" office:value-type="string">
                    <text:p text:style-name="Revision_20_Table_20_Content"><text:user-defined style:data-style-name="N0" text:name="Code">DE-MA-05</text:user-defined></text:p>
                  </table:table-cell>
                  <table:table-cell table:style-name="Table1.B4" office:value-type="string">
                    <text:p text:style-name="Revision_20_Table_20_Content"><text:editing-cycles>18</text:editing-cycles></text:p>
                  </table:table-cell>
                  <table:table-cell table:style-name="Table1.C4" office:value-type="string">
                    <text:p text:style-name="Revision_20_Table_20_Content"><text:modification-date style:data-style-name="N37">09/27/16</text:modification-date></text:p>
                  </table:table-cell>
                </table:table-row>
                <table:table-row>
                  <table:table-cell table:style-name="Table1.B4" office:value-type="string">
                    <text:p text:style-name="Revision_20_Table_20_Heading">Clasificación</text:p>
                  </table:table-cell>
                  <table:table-cell table:style-name="Table1.B4" office:value-type="string">
                    <text:p text:style-name="Revision_20_Table_20_Heading">Responsable</text:p>
                  </table:table-cell>
                  <table:table-cell table:style-name="Table1.C4" office:value-type="string">
                    <text:p text:style-name="Revision_20_Table_20_Heading">Caducidad</text:p>
                  </table:table-cell>
                </table:table-row>
                <table:table-row>
                  <table:table-cell table:style-name="Table1.B4" office:value-type="string">
                    <text:p text:style-name="Revision_20_Table_20_Content"><text:user-defined style:data-style-name="N0" text:name="Classification">TRN3</text:user-defined></text:p>
                  </table:table-cell>
                  <table:table-cell table:style-name="Table1.B4" office:value-type="string">
                    <text:p text:style-name="Revision_20_Table_20_Content"><text:author-initials text:fixed="false"/></text:p>
                  </table:table-cell>
                  <table:table-cell table:style-name="Table1.C4" office:value-type="string">
                    <text:p text:style-name="Revision_20_Table_20_Content"><text:user-defined style:data-style-name="N37" text:name="Expiry">04/28/17</text:user-defined></text:p>
                  </table:table-cell>
                </table:table-row>
              </table:table>
            </table:table-cell>
          </table:table-row>
        </table:table>
        <text:p text:style-name="MP4"/>
      </style:header>
      <style:footer>
        <text:p text:style-name="MP5"><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17:54:03.468881488</meta:creation-date>
    <meta:editing-cycles>18</meta:editing-cycles>
    <meta:editing-duration>PT58M29S</meta:editing-duration>
    <dc:subject>El proceso para realizar la planeacion de un proyecto</dc:subject>
    <dc:title>Proceso de Planeación del Proyecto</dc:title>
    <meta:generator>LibreOffice/5.2.1.2$Linux_X86_64 LibreOffice_project/20m0$Build-2</meta:generator>
    <meta:initial-creator>Julian Raigosa</meta:initial-creator>
    <dc:date>2016-09-27T15:54:56.315737581</dc:date>
    <meta:document-statistic meta:table-count="3" meta:image-count="1" meta:object-count="0" meta:page-count="9" meta:paragraph-count="88" meta:word-count="1144" meta:character-count="7120" meta:non-whitespace-character-count="6105"/>
    <meta:user-defined meta:name="Classification">TRN3</meta:user-defined>
    <meta:user-defined meta:name="Code">DE-MA-05</meta:user-defined>
    <meta:user-defined meta:name="Expiry" meta:value-type="date">2017-04-28</meta:user-defined>
  </office:meta>
</office:document-meta>
</file>